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adornments="Book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325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773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51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3.997cm"/>
    </style:style>
    <style:style style:name="co12" style:family="table-column">
      <style:table-column-properties fo:break-before="auto" style:column-width="1.596cm"/>
    </style:style>
    <style:style style:name="co13" style:family="table-column">
      <style:table-column-properties fo:break-before="auto" style:column-width="2.23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Default" style:data-style-name="N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blue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red" style:data-style-name="N11">
      <style:table-cell-properties style:diagonal-bl-tr="none" style:diagonal-tl-br="none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blue" style:data-style-name="N11">
      <style:table-cell-properties style:diagonal-bl-tr="none" style:diagonal-tl-br="none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name-asian="DejaVu Serif" style:font-size-asian="12pt" style:font-style-asian="normal" style:font-weight-asian="normal" style:font-name-complex="DejaVu Serif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11" table:default-cell-style-name="ce4"/>
        <table:table-row table:style-name="ro1">
          <table:table-cell table:style-name="ce1" office:value-type="string" calcext:value-type="string">
            <text:p>date aujourd'hui</text:p>
          </table:table-cell>
          <table:table-cell table:style-name="ce5"/>
          <table:table-cell table:style-name="ce6" table:formula="of:=TODAY()" office:value-type="date" office:date-value="2016-12-05" calcext:value-type="date">
            <text:p>05/12/2016</text:p>
          </table:table-cell>
          <table:table-cell table:style-name="Default" table:number-columns-repeated="1021"/>
        </table:table-row>
        <table:table-row table:style-name="ro2"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15"/>
          <table:table-cell table:style-name="Default" table:number-columns-repeated="6"/>
          <table:table-cell table:style-name="ce27"/>
          <table:table-cell table:style-name="Default" table:number-columns-repeated="1010"/>
        </table:table-row>
        <table:table-row table:style-name="ro3">
          <table:table-cell table:style-name="ce2" office:value-type="string" calcext:value-type="string">
            <text:p>id-client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dresse1</text:p>
          </table:table-cell>
          <table:table-cell table:style-name="ce9" office:value-type="string" calcext:value-type="string">
            <text:p>code postal</text:p>
          </table:table-cell>
          <table:table-cell table:style-name="ce2" office:value-type="string" calcext:value-type="string">
            <text:p>ville</text:p>
          </table:table-cell>
          <table:table-cell table:style-name="ce16" office:value-type="string" calcext:value-type="string">
            <text:p>dernière commande</text:p>
          </table:table-cell>
          <table:table-cell table:style-name="ce20" office:value-type="string" calcext:value-type="string">
            <text:p>match-code1</text:p>
          </table:table-cell>
          <table:table-cell table:style-name="ce22" office:value-type="string" calcext:value-type="string">
            <text:p>consécutif et identique</text:p>
          </table:table-cell>
          <table:table-cell table:style-name="ce20" office:value-type="string" calcext:value-type="string">
            <text:p>match-code2</text:p>
          </table:table-cell>
          <table:table-cell table:style-name="ce22" office:value-type="string" calcext:value-type="string">
            <text:p>consécutif et identique</text:p>
          </table:table-cell>
          <table:table-cell table:style-name="ce20" office:value-type="string" calcext:value-type="string">
            <text:p>match-code3</text:p>
          </table:table-cell>
          <table:table-cell table:style-name="ce22" office:value-type="string" calcext:value-type="string">
            <text:p>consécutif et identique</text:p>
          </table:table-cell>
          <table:table-cell table:style-name="ce27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c3652</text:p>
          </table:table-cell>
          <table:table-cell table:style-name="ce3" office:value-type="string" calcext:value-type="string">
            <text:p>oceane</text:p>
          </table:table-cell>
          <table:table-cell table:style-name="ce3" office:value-type="string" calcext:value-type="string">
            <text:p>bamako</text:p>
          </table:table-cell>
          <table:table-cell table:style-name="ce8" office:value-type="string" calcext:value-type="string">
            <text:p>25 rue du boulevard</text:p>
          </table:table-cell>
          <table:table-cell table:style-name="ce10" office:value-type="float" office:value="45102" calcext:value-type="float">
            <text:p>45102</text:p>
          </table:table-cell>
          <table:table-cell table:style-name="ce8" office:value-type="string" calcext:value-type="string">
            <text:p>Loin</text:p>
          </table:table-cell>
          <table:table-cell table:style-name="ce17" office:value-type="date" office:date-value="2013-08-01" calcext:value-type="date">
            <text:p>01/08/2013</text:p>
          </table:table-cell>
          <table:table-cell table:style-name="ce21" table:formula="of:=LOWER(CONCATENATE(LEFT([.C4];2);LEFT(SUBSTITUTE([.D4];&quot; &quot;;&quot;&quot;);3);LEFT([.E4];2);LEFT([.F4];2)))" office:value-type="string" office:string-value="ba25r45lo" calcext:value-type="string">
            <text:p>ba25r45lo</text:p>
          </table:table-cell>
          <table:table-cell table:style-name="ce23" table:formula="of:=IF(OFFSET([.G3];0;1)=OFFSET([.G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];3);RIGHT(SUBSTITUTE([.D4];&quot; &quot;;&quot;&quot;);3);LEFT([.E4];2);LEFT([.F4];3)))" office:value-type="string" office:string-value="bamard45loi" calcext:value-type="string">
            <text:p>bamard45loi</text:p>
          </table:table-cell>
          <table:table-cell table:style-name="ce23" table:formula="of:=IF(OFFSET([.I3];0;1)=OFFSET([.I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];4);LEFT(SUBSTITUTE([.D4];&quot; &quot;;&quot;&quot;);3);RIGHT(SUBSTITUTE([.D4];&quot; &quot;;&quot;&quot;);3);LEFT([.E4];2);LEFT([.F4];3)))" office:value-type="string" office:string-value="bama25rard45loi" calcext:value-type="string">
            <text:p>bama25rard45loi</text:p>
          </table:table-cell>
          <table:table-cell table:style-name="ce23" table:formula="of:=IF(OFFSET([.K3];0;1)=OFFSET([.K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27"/>
          <table:table-cell table:style-name="ce28" table:number-columns-repeated="1010"/>
        </table:table-row>
        <table:table-row table:style-name="ro2">
          <table:table-cell table:style-name="ce3" office:value-type="string" calcext:value-type="string">
            <text:p>c3536</text:p>
          </table:table-cell>
          <table:table-cell table:style-name="ce3" office:value-type="string" calcext:value-type="string">
            <text:p>Armel</text:p>
          </table:table-cell>
          <table:table-cell table:style-name="ce3" office:value-type="string" calcext:value-type="string">
            <text:p>Bihan</text:p>
          </table:table-cell>
          <table:table-cell table:style-name="ce8" office:value-type="string" calcext:value-type="string">
            <text:p>1 Boulevard du Pin</text:p>
          </table:table-cell>
          <table:table-cell table:style-name="ce10" office:value-type="float" office:value="85730" calcext:value-type="float">
            <text:p>85730</text:p>
          </table:table-cell>
          <table:table-cell table:style-name="ce12" office:value-type="string" calcext:value-type="string">
            <text:p>Bailly</text:p>
          </table:table-cell>
          <table:table-cell table:style-name="ce17" office:value-type="date" office:date-value="2014-11-15" calcext:value-type="date">
            <text:p>15/11/2014</text:p>
          </table:table-cell>
          <table:table-cell table:style-name="ce21" table:formula="of:=LOWER(CONCATENATE(LEFT([.C5];2);LEFT(SUBSTITUTE([.D5];&quot; &quot;;&quot;&quot;);3);LEFT([.E5];2);LEFT([.F5];2)))" office:value-type="string" office:string-value="bi1bo85ba" calcext:value-type="string">
            <text:p>bi1bo85ba</text:p>
          </table:table-cell>
          <table:table-cell table:style-name="ce23" table:formula="of:=IF(OFFSET([.G4];0;1)=OFFSET([.G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5];3);RIGHT(SUBSTITUTE([.D5];&quot; &quot;;&quot;&quot;);3);LEFT([.E5];2);LEFT([.F5];3)))" office:value-type="string" office:string-value="bihpin85bai" calcext:value-type="string">
            <text:p>bihpin85bai</text:p>
          </table:table-cell>
          <table:table-cell table:style-name="ce23" table:formula="of:=IF(OFFSET([.I4];0;1)=OFFSET([.I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5];4);LEFT(SUBSTITUTE([.D5];&quot; &quot;;&quot;&quot;);3);RIGHT(SUBSTITUTE([.D5];&quot; &quot;;&quot;&quot;);3);LEFT([.E5];2);LEFT([.F5];3)))" office:value-type="string" office:string-value="biha1bopin85bai" calcext:value-type="string">
            <text:p>biha1bopin85bai</text:p>
          </table:table-cell>
          <table:table-cell table:style-name="ce23" table:formula="of:=IF(OFFSET([.K4];0;1)=OFFSET([.K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27"/>
          <table:table-cell table:number-columns-repeated="1010"/>
        </table:table-row>
        <table:table-row table:style-name="ro2">
          <table:table-cell table:style-name="ce3" office:value-type="string" calcext:value-type="string">
            <text:p>c1236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bianco</text:p>
          </table:table-cell>
          <table:table-cell table:style-name="ce8" office:value-type="string" calcext:value-type="string">
            <text:p>89 rue du pain</text:p>
          </table:table-cell>
          <table:table-cell table:style-name="ce10" office:value-type="float" office:value="85450" calcext:value-type="float">
            <text:p>85450</text:p>
          </table:table-cell>
          <table:table-cell table:style-name="ce12" office:value-type="string" calcext:value-type="string">
            <text:p>Bains/Mer</text:p>
          </table:table-cell>
          <table:table-cell table:style-name="ce17" office:value-type="date" office:date-value="2015-08-15" calcext:value-type="date">
            <text:p>15/08/2015</text:p>
          </table:table-cell>
          <table:table-cell table:style-name="ce21" table:formula="of:=LOWER(CONCATENATE(LEFT([.C6];2);LEFT(SUBSTITUTE([.D6];&quot; &quot;;&quot;&quot;);3);LEFT([.E6];2);LEFT([.F6];2)))" office:value-type="string" office:string-value="bi89r85ba" calcext:value-type="string">
            <text:p>bi89r85ba</text:p>
          </table:table-cell>
          <table:table-cell table:style-name="ce23" table:formula="of:=IF(OFFSET([.G5];0;1)=OFFSET([.G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6];3);RIGHT(SUBSTITUTE([.D6];&quot; &quot;;&quot;&quot;);3);LEFT([.E6];2);LEFT([.F6];3)))" office:value-type="string" office:string-value="biaain85bai" calcext:value-type="string">
            <text:p>biaain85bai</text:p>
          </table:table-cell>
          <table:table-cell table:style-name="ce23" table:formula="of:=IF(OFFSET([.I5];0;1)=OFFSET([.I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6];4);LEFT(SUBSTITUTE([.D6];&quot; &quot;;&quot;&quot;);3);RIGHT(SUBSTITUTE([.D6];&quot; &quot;;&quot;&quot;);3);LEFT([.E6];2);LEFT([.F6];3)))" office:value-type="string" office:string-value="bian89rain85bai" calcext:value-type="string">
            <text:p>bian89rain85bai</text:p>
          </table:table-cell>
          <table:table-cell table:style-name="ce23" table:formula="of:=IF(OFFSET([.K5];0;1)=OFFSET([.K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27"/>
          <table:table-cell table:number-columns-repeated="1010"/>
        </table:table-row>
        <table:table-row table:style-name="ro2">
          <table:table-cell table:style-name="ce3" office:value-type="string" calcext:value-type="string">
            <text:p>c1253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bianco</text:p>
          </table:table-cell>
          <table:table-cell table:style-name="ce8" office:value-type="string" calcext:value-type="string">
            <text:p>89 rue du bain</text:p>
          </table:table-cell>
          <table:table-cell table:style-name="ce10" office:value-type="float" office:value="85450" calcext:value-type="float">
            <text:p>85450</text:p>
          </table:table-cell>
          <table:table-cell table:style-name="ce12" office:value-type="string" calcext:value-type="string">
            <text:p>Bains/Mer</text:p>
          </table:table-cell>
          <table:table-cell table:style-name="ce17" office:value-type="date" office:date-value="2014-10-05" calcext:value-type="date">
            <text:p>05/10/2014</text:p>
          </table:table-cell>
          <table:table-cell table:style-name="ce21" table:formula="of:=LOWER(CONCATENATE(LEFT([.C7];2);LEFT(SUBSTITUTE([.D7];&quot; &quot;;&quot;&quot;);3);LEFT([.E7];2);LEFT([.F7];2)))" office:value-type="string" office:string-value="bi89r85ba" calcext:value-type="string">
            <text:p>bi89r85ba</text:p>
          </table:table-cell>
          <table:table-cell table:style-name="ce24" table:formula="of:=IF(OFFSET([.G6];0;1)=OFFSET([.G6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7];3);RIGHT(SUBSTITUTE([.D7];&quot; &quot;;&quot;&quot;);3);LEFT([.E7];2);LEFT([.F7];3)))" office:value-type="string" office:string-value="biaain85bai" calcext:value-type="string">
            <text:p>biaain85bai</text:p>
          </table:table-cell>
          <table:table-cell table:style-name="ce24" table:formula="of:=IF(OFFSET([.I6];0;1)=OFFSET([.I6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7];4);LEFT(SUBSTITUTE([.D7];&quot; &quot;;&quot;&quot;);3);RIGHT(SUBSTITUTE([.D7];&quot; &quot;;&quot;&quot;);3);LEFT([.E7];2);LEFT([.F7];3)))" office:value-type="string" office:string-value="bian89rain85bai" calcext:value-type="string">
            <text:p>bian89rain85bai</text:p>
          </table:table-cell>
          <table:table-cell table:style-name="ce24" table:formula="of:=IF(OFFSET([.K6];0;1)=OFFSET([.K6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27"/>
          <table:table-cell table:number-columns-repeated="1010"/>
        </table:table-row>
        <table:table-row table:style-name="ro2">
          <table:table-cell table:style-name="ce3" office:value-type="string" calcext:value-type="string">
            <text:p>c7136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bianco</text:p>
          </table:table-cell>
          <table:table-cell table:style-name="ce8" office:value-type="string" calcext:value-type="string">
            <text:p>89 rue du pain</text:p>
          </table:table-cell>
          <table:table-cell table:style-name="ce10" office:value-type="float" office:value="85450" calcext:value-type="float">
            <text:p>85450</text:p>
          </table:table-cell>
          <table:table-cell table:style-name="ce12" office:value-type="string" calcext:value-type="string">
            <text:p>Bains sur Mer</text:p>
          </table:table-cell>
          <table:table-cell table:style-name="ce17" office:value-type="date" office:date-value="2014-09-15" calcext:value-type="date">
            <text:p>15/09/2014</text:p>
          </table:table-cell>
          <table:table-cell table:style-name="ce21" table:formula="of:=LOWER(CONCATENATE(LEFT([.C8];2);LEFT(SUBSTITUTE([.D8];&quot; &quot;;&quot;&quot;);3);LEFT([.E8];2);LEFT([.F8];2)))" office:value-type="string" office:string-value="bi89r85ba" calcext:value-type="string">
            <text:p>bi89r85ba</text:p>
          </table:table-cell>
          <table:table-cell table:style-name="ce24" table:formula="of:=IF(OFFSET([.G10];0;1)=OFFSET([.G10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8];3);RIGHT(SUBSTITUTE([.D8];&quot; &quot;;&quot;&quot;);3);LEFT([.E8];2);LEFT([.F8];3)))" office:value-type="string" office:string-value="biaain85bai" calcext:value-type="string">
            <text:p>biaain85bai</text:p>
          </table:table-cell>
          <table:table-cell table:style-name="ce24" table:formula="of:=IF(OFFSET([.I10];0;1)=OFFSET([.I10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8];4);LEFT(SUBSTITUTE([.D8];&quot; &quot;;&quot;&quot;);3);RIGHT(SUBSTITUTE([.D8];&quot; &quot;;&quot;&quot;);3);LEFT([.E8];2);LEFT([.F8];3)))" office:value-type="string" office:string-value="bian89rain85bai" calcext:value-type="string">
            <text:p>bian89rain85bai</text:p>
          </table:table-cell>
          <table:table-cell table:style-name="ce24" table:formula="of:=IF(OFFSET([.K10];0;1)=OFFSET([.K10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27"/>
          <table:table-cell table:number-columns-repeated="1010"/>
        </table:table-row>
        <table:table-row table:style-name="ro2">
          <table:table-cell table:style-name="ce3" office:value-type="string" calcext:value-type="string">
            <text:p>c7253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bianco</text:p>
          </table:table-cell>
          <table:table-cell table:style-name="ce8" office:value-type="string" calcext:value-type="string">
            <text:p>89 rue du bain</text:p>
          </table:table-cell>
          <table:table-cell table:style-name="ce10" office:value-type="float" office:value="85450" calcext:value-type="float">
            <text:p>85450</text:p>
          </table:table-cell>
          <table:table-cell table:style-name="ce12" office:value-type="string" calcext:value-type="string">
            <text:p>Bains/Mer</text:p>
          </table:table-cell>
          <table:table-cell table:style-name="ce17" office:value-type="date" office:date-value="2006-10-25" calcext:value-type="date">
            <text:p>25/10/2006</text:p>
          </table:table-cell>
          <table:table-cell table:style-name="ce21" table:formula="of:=LOWER(CONCATENATE(LEFT([.C9];2);LEFT(SUBSTITUTE([.D9];&quot; &quot;;&quot;&quot;);3);LEFT([.E9];2);LEFT([.F9];2)))" office:value-type="string" office:string-value="bi89r85ba" calcext:value-type="string">
            <text:p>bi89r85ba</text:p>
          </table:table-cell>
          <table:table-cell table:style-name="ce24" table:formula="of:=IF(OFFSET([.G8];0;1)=OFFSET([.G8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9];3);RIGHT(SUBSTITUTE([.D9];&quot; &quot;;&quot;&quot;);3);LEFT([.E9];2);LEFT([.F9];3)))" office:value-type="string" office:string-value="biaain85bai" calcext:value-type="string">
            <text:p>biaain85bai</text:p>
          </table:table-cell>
          <table:table-cell table:style-name="ce24" table:formula="of:=IF(OFFSET([.I8];0;1)=OFFSET([.I8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9];4);LEFT(SUBSTITUTE([.D9];&quot; &quot;;&quot;&quot;);3);RIGHT(SUBSTITUTE([.D9];&quot; &quot;;&quot;&quot;);3);LEFT([.E9];2);LEFT([.F9];3)))" office:value-type="string" office:string-value="bian89rain85bai" calcext:value-type="string">
            <text:p>bian89rain85bai</text:p>
          </table:table-cell>
          <table:table-cell table:style-name="ce24" table:formula="of:=IF(OFFSET([.K8];0;1)=OFFSET([.K8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27"/>
          <table:table-cell table:number-columns-repeated="1010"/>
        </table:table-row>
        <table:table-row table:style-name="ro2">
          <table:table-cell table:style-name="ce3" office:value-type="string" calcext:value-type="string">
            <text:p>c4536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bianco</text:p>
          </table:table-cell>
          <table:table-cell table:style-name="ce8" office:value-type="string" calcext:value-type="string">
            <text:p>89 rue du pin</text:p>
          </table:table-cell>
          <table:table-cell table:style-name="ce10" office:value-type="float" office:value="85450" calcext:value-type="float">
            <text:p>85450</text:p>
          </table:table-cell>
          <table:table-cell table:style-name="ce12" office:value-type="string" calcext:value-type="string">
            <text:p>Bains</text:p>
          </table:table-cell>
          <table:table-cell table:style-name="ce17" office:value-type="date" office:date-value="2013-12-15" calcext:value-type="date">
            <text:p>15/12/2013</text:p>
          </table:table-cell>
          <table:table-cell table:style-name="ce21" table:formula="of:=LOWER(CONCATENATE(LEFT([.C10];2);LEFT(SUBSTITUTE([.D10];&quot; &quot;;&quot;&quot;);3);LEFT([.E10];2);LEFT([.F10];2)))" office:value-type="string" office:string-value="bi89r85ba" calcext:value-type="string">
            <text:p>bi89r85ba</text:p>
          </table:table-cell>
          <table:table-cell table:style-name="ce24" table:formula="of:=IF(OFFSET([.G7];0;1)=OFFSET([.G7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0];3);RIGHT(SUBSTITUTE([.D10];&quot; &quot;;&quot;&quot;);3);LEFT([.E10];2);LEFT([.F10];3)))" office:value-type="string" office:string-value="biapin85bai" calcext:value-type="string">
            <text:p>biapin85bai</text:p>
          </table:table-cell>
          <table:table-cell table:style-name="ce24" table:formula="of:=IF(OFFSET([.I7];0;1)=OFFSET([.I7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0];4);LEFT(SUBSTITUTE([.D10];&quot; &quot;;&quot;&quot;);3);RIGHT(SUBSTITUTE([.D10];&quot; &quot;;&quot;&quot;);3);LEFT([.E10];2);LEFT([.F10];3)))" office:value-type="string" office:string-value="bian89rpin85bai" calcext:value-type="string">
            <text:p>bian89rpin85bai</text:p>
          </table:table-cell>
          <table:table-cell table:style-name="ce24" table:formula="of:=IF(OFFSET([.K7];0;1)=OFFSET([.K7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736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bianco</text:p>
          </table:table-cell>
          <table:table-cell table:style-name="ce8" office:value-type="string" calcext:value-type="string">
            <text:p>89 rue du pin</text:p>
          </table:table-cell>
          <table:table-cell table:style-name="ce10" office:value-type="float" office:value="85450" calcext:value-type="float">
            <text:p>85450</text:p>
          </table:table-cell>
          <table:table-cell table:style-name="ce12" office:value-type="string" calcext:value-type="string">
            <text:p>Bains/Mer</text:p>
          </table:table-cell>
          <table:table-cell table:style-name="ce17" office:value-type="date" office:date-value="2015-08-15" calcext:value-type="date">
            <text:p>15/08/2015</text:p>
          </table:table-cell>
          <table:table-cell table:style-name="ce21" table:formula="of:=LOWER(CONCATENATE(LEFT([.C11];2);LEFT(SUBSTITUTE([.D11];&quot; &quot;;&quot;&quot;);3);LEFT([.E11];2);LEFT([.F11];2)))" office:value-type="string" office:string-value="bi89r85ba" calcext:value-type="string">
            <text:p>bi89r85ba</text:p>
          </table:table-cell>
          <table:table-cell table:style-name="ce24" table:formula="of:=IF(OFFSET([.G9];0;1)=OFFSET([.G9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1];3);RIGHT(SUBSTITUTE([.D11];&quot; &quot;;&quot;&quot;);3);LEFT([.E11];2);LEFT([.F11];3)))" office:value-type="string" office:string-value="biapin85bai" calcext:value-type="string">
            <text:p>biapin85bai</text:p>
          </table:table-cell>
          <table:table-cell table:style-name="ce23" table:formula="of:=IF(OFFSET([.I9];0;1)=OFFSET([.I9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1];4);LEFT(SUBSTITUTE([.D11];&quot; &quot;;&quot;&quot;);3);RIGHT(SUBSTITUTE([.D11];&quot; &quot;;&quot;&quot;);3);LEFT([.E11];2);LEFT([.F11];3)))" office:value-type="string" office:string-value="bian89rpin85bai" calcext:value-type="string">
            <text:p>bian89rpin85bai</text:p>
          </table:table-cell>
          <table:table-cell table:style-name="ce23" table:formula="of:=IF(OFFSET([.K9];0;1)=OFFSET([.K9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0871</text:p>
          </table:table-cell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brandy</text:p>
          </table:table-cell>
          <table:table-cell table:style-name="ce8" office:value-type="string" calcext:value-type="string">
            <text:p>5 bld de lamer</text:p>
          </table:table-cell>
          <table:table-cell table:style-name="ce10" office:value-type="float" office:value="92600" calcext:value-type="float">
            <text:p>92600</text:p>
          </table:table-cell>
          <table:table-cell table:style-name="ce12" office:value-type="string" calcext:value-type="string">
            <text:p>Metz</text:p>
          </table:table-cell>
          <table:table-cell table:style-name="ce18" office:value-type="date" office:date-value="2014-12-15" calcext:value-type="date">
            <text:p>15/12/2014</text:p>
          </table:table-cell>
          <table:table-cell table:style-name="ce21" table:formula="of:=LOWER(CONCATENATE(LEFT([.C12];2);LEFT(SUBSTITUTE([.D12];&quot; &quot;;&quot;&quot;);3);LEFT([.E12];2);LEFT([.F12];2)))" office:value-type="string" office:string-value="br5bl92me" calcext:value-type="string">
            <text:p>br5bl92me</text:p>
          </table:table-cell>
          <table:table-cell table:style-name="ce23" table:formula="of:=IF(OFFSET([.G11];0;1)=OFFSET([.G11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2];3);RIGHT(SUBSTITUTE([.D12];&quot; &quot;;&quot;&quot;);3);LEFT([.E12];2);LEFT([.F12];3)))" office:value-type="string" office:string-value="bramer92met" calcext:value-type="string">
            <text:p>bramer92met</text:p>
          </table:table-cell>
          <table:table-cell table:style-name="ce23" table:formula="of:=IF(OFFSET([.I11];0;1)=OFFSET([.I11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2];4);LEFT(SUBSTITUTE([.D12];&quot; &quot;;&quot;&quot;);3);RIGHT(SUBSTITUTE([.D12];&quot; &quot;;&quot;&quot;);3);LEFT([.E12];2);LEFT([.F12];3)))" office:value-type="string" office:string-value="bran5blmer92met" calcext:value-type="string">
            <text:p>bran5blmer92met</text:p>
          </table:table-cell>
          <table:table-cell table:style-name="ce23" table:formula="of:=IF(OFFSET([.K11];0;1)=OFFSET([.K11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771</text:p>
          </table:table-cell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brandy</text:p>
          </table:table-cell>
          <table:table-cell table:style-name="ce8" office:value-type="string" calcext:value-type="string">
            <text:p>5 bld de lamer</text:p>
          </table:table-cell>
          <table:table-cell table:style-name="ce10" office:value-type="float" office:value="92600" calcext:value-type="float">
            <text:p>92600</text:p>
          </table:table-cell>
          <table:table-cell table:style-name="ce12" office:value-type="string" calcext:value-type="string">
            <text:p>Metz</text:p>
          </table:table-cell>
          <table:table-cell table:style-name="ce17" office:value-type="date" office:date-value="2014-12-15" calcext:value-type="date">
            <text:p>15/12/2014</text:p>
          </table:table-cell>
          <table:table-cell table:style-name="ce21" table:formula="of:=LOWER(CONCATENATE(LEFT([.C13];2);LEFT(SUBSTITUTE([.D13];&quot; &quot;;&quot;&quot;);3);LEFT([.E13];2);LEFT([.F13];2)))" office:value-type="string" office:string-value="br5bl92me" calcext:value-type="string">
            <text:p>br5bl92me</text:p>
          </table:table-cell>
          <table:table-cell table:style-name="ce24" table:formula="of:=IF(OFFSET([.G12];0;1)=OFFSET([.G12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3];3);RIGHT(SUBSTITUTE([.D13];&quot; &quot;;&quot;&quot;);3);LEFT([.E13];2);LEFT([.F13];3)))" office:value-type="string" office:string-value="bramer92met" calcext:value-type="string">
            <text:p>bramer92met</text:p>
          </table:table-cell>
          <table:table-cell table:style-name="ce24" table:formula="of:=IF(OFFSET([.I12];0;1)=OFFSET([.I12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3];4);LEFT(SUBSTITUTE([.D13];&quot; &quot;;&quot;&quot;);3);RIGHT(SUBSTITUTE([.D13];&quot; &quot;;&quot;&quot;);3);LEFT([.E13];2);LEFT([.F13];3)))" office:value-type="string" office:string-value="bran5blmer92met" calcext:value-type="string">
            <text:p>bran5blmer92met</text:p>
          </table:table-cell>
          <table:table-cell table:style-name="ce24" table:formula="of:=IF(OFFSET([.K12];0;1)=OFFSET([.K12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1478</text:p>
          </table:table-cell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brandy</text:p>
          </table:table-cell>
          <table:table-cell table:style-name="ce8" office:value-type="string" calcext:value-type="string">
            <text:p>5 boulevard de la <text:s/>mer</text:p>
          </table:table-cell>
          <table:table-cell table:style-name="ce10" office:value-type="float" office:value="96200" calcext:value-type="float">
            <text:p>96200</text:p>
          </table:table-cell>
          <table:table-cell table:style-name="ce12" office:value-type="string" calcext:value-type="string">
            <text:p>Metz</text:p>
          </table:table-cell>
          <table:table-cell table:style-name="ce17" office:value-type="date" office:date-value="2015-10-02" calcext:value-type="date">
            <text:p>02/10/2015</text:p>
          </table:table-cell>
          <table:table-cell table:style-name="ce21" table:formula="of:=LOWER(CONCATENATE(LEFT([.C14];2);LEFT(SUBSTITUTE([.D14];&quot; &quot;;&quot;&quot;);3);LEFT([.E14];2);LEFT([.F14];2)))" office:value-type="string" office:string-value="br5bo96me" calcext:value-type="string">
            <text:p>br5bo96me</text:p>
          </table:table-cell>
          <table:table-cell table:style-name="ce23" table:formula="of:=IF(OFFSET([.G13];0;1)=OFFSET([.G1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4];3);RIGHT(SUBSTITUTE([.D14];&quot; &quot;;&quot;&quot;);3);LEFT([.E14];2);LEFT([.F14];3)))" office:value-type="string" office:string-value="bramer96met" calcext:value-type="string">
            <text:p>bramer96met</text:p>
          </table:table-cell>
          <table:table-cell table:style-name="ce23" table:formula="of:=IF(OFFSET([.I13];0;1)=OFFSET([.I1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4];4);LEFT(SUBSTITUTE([.D14];&quot; &quot;;&quot;&quot;);3);RIGHT(SUBSTITUTE([.D14];&quot; &quot;;&quot;&quot;);3);LEFT([.E14];2);LEFT([.F14];3)))" office:value-type="string" office:string-value="bran5bomer96met" calcext:value-type="string">
            <text:p>bran5bomer96met</text:p>
          </table:table-cell>
          <table:table-cell table:style-name="ce23" table:formula="of:=IF(OFFSET([.K13];0;1)=OFFSET([.K13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4178</text:p>
          </table:table-cell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brandy</text:p>
          </table:table-cell>
          <table:table-cell table:style-name="ce8" office:value-type="string" calcext:value-type="string">
            <text:p>5 boulevard lamer</text:p>
          </table:table-cell>
          <table:table-cell table:style-name="ce10" office:value-type="float" office:value="96200" calcext:value-type="float">
            <text:p>96200</text:p>
          </table:table-cell>
          <table:table-cell table:style-name="ce12" office:value-type="string" calcext:value-type="string">
            <text:p>Metz</text:p>
          </table:table-cell>
          <table:table-cell table:style-name="ce17" office:value-type="date" office:date-value="2014-01-10" calcext:value-type="date">
            <text:p>10/01/2014</text:p>
          </table:table-cell>
          <table:table-cell table:style-name="ce21" table:formula="of:=LOWER(CONCATENATE(LEFT([.C15];2);LEFT(SUBSTITUTE([.D15];&quot; &quot;;&quot;&quot;);3);LEFT([.E15];2);LEFT([.F15];2)))" office:value-type="string" office:string-value="br5bo96me" calcext:value-type="string">
            <text:p>br5bo96me</text:p>
          </table:table-cell>
          <table:table-cell table:style-name="ce24" table:formula="of:=IF(OFFSET([.G14];0;1)=OFFSET([.G1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5];3);RIGHT(SUBSTITUTE([.D15];&quot; &quot;;&quot;&quot;);3);LEFT([.E15];2);LEFT([.F15];3)))" office:value-type="string" office:string-value="bramer96met" calcext:value-type="string">
            <text:p>bramer96met</text:p>
          </table:table-cell>
          <table:table-cell table:style-name="ce24" table:formula="of:=IF(OFFSET([.I14];0;1)=OFFSET([.I1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5];4);LEFT(SUBSTITUTE([.D15];&quot; &quot;;&quot;&quot;);3);RIGHT(SUBSTITUTE([.D15];&quot; &quot;;&quot;&quot;);3);LEFT([.E15];2);LEFT([.F15];3)))" office:value-type="string" office:string-value="bran5bomer96met" calcext:value-type="string">
            <text:p>bran5bomer96met</text:p>
          </table:table-cell>
          <table:table-cell table:style-name="ce24" table:formula="of:=IF(OFFSET([.K14];0;1)=OFFSET([.K14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878</text:p>
          </table:table-cell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brandy</text:p>
          </table:table-cell>
          <table:table-cell table:style-name="ce8" office:value-type="string" calcext:value-type="string">
            <text:p>5 boulevard de la <text:s/>mer</text:p>
          </table:table-cell>
          <table:table-cell table:style-name="ce10" office:value-type="float" office:value="96200" calcext:value-type="float">
            <text:p>96200</text:p>
          </table:table-cell>
          <table:table-cell table:style-name="ce12" office:value-type="string" calcext:value-type="string">
            <text:p>Mezt</text:p>
          </table:table-cell>
          <table:table-cell table:style-name="ce17" office:value-type="date" office:date-value="2014-10-01" calcext:value-type="date">
            <text:p>01/10/2014</text:p>
          </table:table-cell>
          <table:table-cell table:style-name="ce21" table:formula="of:=LOWER(CONCATENATE(LEFT([.C16];2);LEFT(SUBSTITUTE([.D16];&quot; &quot;;&quot;&quot;);3);LEFT([.E16];2);LEFT([.F16];2)))" office:value-type="string" office:string-value="br5bo96me" calcext:value-type="string">
            <text:p>br5bo96me</text:p>
          </table:table-cell>
          <table:table-cell table:style-name="ce24" table:formula="of:=IF(OFFSET([.G15];0;1)=OFFSET([.G1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6];3);RIGHT(SUBSTITUTE([.D16];&quot; &quot;;&quot;&quot;);3);LEFT([.E16];2);LEFT([.F16];3)))" office:value-type="string" office:string-value="bramer96mez" calcext:value-type="string">
            <text:p>bramer96mez</text:p>
          </table:table-cell>
          <table:table-cell table:style-name="ce23" table:formula="of:=IF(OFFSET([.I15];0;1)=OFFSET([.I1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6];4);LEFT(SUBSTITUTE([.D16];&quot; &quot;;&quot;&quot;);3);RIGHT(SUBSTITUTE([.D16];&quot; &quot;;&quot;&quot;);3);LEFT([.E16];2);LEFT([.F16];3)))" office:value-type="string" office:string-value="bran5bomer96mez" calcext:value-type="string">
            <text:p>bran5bomer96mez</text:p>
          </table:table-cell>
          <table:table-cell table:style-name="ce23" table:formula="of:=IF(OFFSET([.K15];0;1)=OFFSET([.K15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665</text:p>
          </table:table-cell>
          <table:table-cell table:style-name="ce3" office:value-type="string" calcext:value-type="string">
            <text:p>hugues</text:p>
          </table:table-cell>
          <table:table-cell table:style-name="ce3" office:value-type="string" calcext:value-type="string">
            <text:p>duchemin</text:p>
          </table:table-cell>
          <table:table-cell table:style-name="ce8" office:value-type="string" calcext:value-type="string">
            <text:p>6 allée aux fleurs</text:p>
          </table:table-cell>
          <table:table-cell table:style-name="ce10" office:value-type="float" office:value="85200" calcext:value-type="float">
            <text:p>85200</text:p>
          </table:table-cell>
          <table:table-cell table:style-name="ce8" office:value-type="string" calcext:value-type="string">
            <text:p>Villeneuve</text:p>
          </table:table-cell>
          <table:table-cell table:style-name="ce17" office:value-type="date" office:date-value="2014-11-10" calcext:value-type="date">
            <text:p>10/11/2014</text:p>
          </table:table-cell>
          <table:table-cell table:style-name="ce21" table:formula="of:=LOWER(CONCATENATE(LEFT([.C17];2);LEFT(SUBSTITUTE([.D17];&quot; &quot;;&quot;&quot;);3);LEFT([.E17];2);LEFT([.F17];2)))" office:value-type="string" office:string-value="du6al85vi" calcext:value-type="string">
            <text:p>du6al85vi</text:p>
          </table:table-cell>
          <table:table-cell table:style-name="ce23" table:formula="of:=IF(OFFSET([.G16];0;1)=OFFSET([.G16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7];3);RIGHT(SUBSTITUTE([.D17];&quot; &quot;;&quot;&quot;);3);LEFT([.E17];2);LEFT([.F17];3)))" office:value-type="string" office:string-value="ducurs85vil" calcext:value-type="string">
            <text:p>ducurs85vil</text:p>
          </table:table-cell>
          <table:table-cell table:style-name="ce23" table:formula="of:=IF(OFFSET([.I16];0;1)=OFFSET([.I16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7];4);LEFT(SUBSTITUTE([.D17];&quot; &quot;;&quot;&quot;);3);RIGHT(SUBSTITUTE([.D17];&quot; &quot;;&quot;&quot;);3);LEFT([.E17];2);LEFT([.F17];3)))" office:value-type="string" office:string-value="duch6alurs85vil" calcext:value-type="string">
            <text:p>duch6alurs85vil</text:p>
          </table:table-cell>
          <table:table-cell table:style-name="ce23" table:formula="of:=IF(OFFSET([.K16];0;1)=OFFSET([.K16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8965</text:p>
          </table:table-cell>
          <table:table-cell table:style-name="ce3" office:value-type="string" calcext:value-type="string">
            <text:p>huguette</text:p>
          </table:table-cell>
          <table:table-cell table:style-name="ce3" office:value-type="string" calcext:value-type="string">
            <text:p>duchemin</text:p>
          </table:table-cell>
          <table:table-cell table:style-name="ce8" office:value-type="string" calcext:value-type="string">
            <text:p>6 allée aux fleurs</text:p>
          </table:table-cell>
          <table:table-cell table:style-name="ce10" office:value-type="float" office:value="85200" calcext:value-type="float">
            <text:p>85200</text:p>
          </table:table-cell>
          <table:table-cell table:style-name="ce8" office:value-type="string" calcext:value-type="string">
            <text:p>Villeneuve</text:p>
          </table:table-cell>
          <table:table-cell table:style-name="ce17" office:value-type="date" office:date-value="2014-11-10" calcext:value-type="date">
            <text:p>10/11/2014</text:p>
          </table:table-cell>
          <table:table-cell table:style-name="ce21" table:formula="of:=LOWER(CONCATENATE(LEFT([.C18];2);LEFT(SUBSTITUTE([.D18];&quot; &quot;;&quot;&quot;);3);LEFT([.E18];2);LEFT([.F18];2)))" office:value-type="string" office:string-value="du6al85vi" calcext:value-type="string">
            <text:p>du6al85vi</text:p>
          </table:table-cell>
          <table:table-cell table:style-name="ce24" table:formula="of:=IF(OFFSET([.G17];0;1)=OFFSET([.G17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8];3);RIGHT(SUBSTITUTE([.D18];&quot; &quot;;&quot;&quot;);3);LEFT([.E18];2);LEFT([.F18];3)))" office:value-type="string" office:string-value="ducurs85vil" calcext:value-type="string">
            <text:p>ducurs85vil</text:p>
          </table:table-cell>
          <table:table-cell table:style-name="ce24" table:formula="of:=IF(OFFSET([.I17];0;1)=OFFSET([.I17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8];4);LEFT(SUBSTITUTE([.D18];&quot; &quot;;&quot;&quot;);3);RIGHT(SUBSTITUTE([.D18];&quot; &quot;;&quot;&quot;);3);LEFT([.E18];2);LEFT([.F18];3)))" office:value-type="string" office:string-value="duch6alurs85vil" calcext:value-type="string">
            <text:p>duch6alurs85vil</text:p>
          </table:table-cell>
          <table:table-cell table:style-name="ce24" table:formula="of:=IF(OFFSET([.K17];0;1)=OFFSET([.K17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545</text:p>
          </table:table-cell>
          <table:table-cell table:style-name="ce3" office:value-type="string" calcext:value-type="string">
            <text:p>fabiola</text:p>
          </table:table-cell>
          <table:table-cell table:style-name="ce3" office:value-type="string" calcext:value-type="string">
            <text:p>dupond</text:p>
          </table:table-cell>
          <table:table-cell table:style-name="ce8" office:value-type="string" calcext:value-type="string">
            <text:p>7 bd Lennon</text:p>
          </table:table-cell>
          <table:table-cell table:style-name="ce10" office:value-type="float" office:value="95410" calcext:value-type="float">
            <text:p>95410</text:p>
          </table:table-cell>
          <table:table-cell table:style-name="ce12" office:value-type="string" calcext:value-type="string">
            <text:p>Villelibre</text:p>
          </table:table-cell>
          <table:table-cell table:style-name="ce17" office:value-type="date" office:date-value="2015-09-01" calcext:value-type="date">
            <text:p>01/09/2015</text:p>
          </table:table-cell>
          <table:table-cell table:style-name="ce21" table:formula="of:=LOWER(CONCATENATE(LEFT([.C19];2);LEFT(SUBSTITUTE([.D19];&quot; &quot;;&quot;&quot;);3);LEFT([.E19];2);LEFT([.F19];2)))" office:value-type="string" office:string-value="du7bd95vi" calcext:value-type="string">
            <text:p>du7bd95vi</text:p>
          </table:table-cell>
          <table:table-cell table:style-name="ce23" table:formula="of:=IF(OFFSET([.G18];0;1)=OFFSET([.G18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9];3);RIGHT(SUBSTITUTE([.D19];&quot; &quot;;&quot;&quot;);3);LEFT([.E19];2);LEFT([.F19];3)))" office:value-type="string" office:string-value="dupnon95vil" calcext:value-type="string">
            <text:p>dupnon95vil</text:p>
          </table:table-cell>
          <table:table-cell table:style-name="ce23" table:formula="of:=IF(OFFSET([.I18];0;1)=OFFSET([.I18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19];4);LEFT(SUBSTITUTE([.D19];&quot; &quot;;&quot;&quot;);3);RIGHT(SUBSTITUTE([.D19];&quot; &quot;;&quot;&quot;);3);LEFT([.E19];2);LEFT([.F19];3)))" office:value-type="string" office:string-value="dupo7bdnon95vil" calcext:value-type="string">
            <text:p>dupo7bdnon95vil</text:p>
          </table:table-cell>
          <table:table-cell table:style-name="ce23" table:formula="of:=IF(OFFSET([.K18];0;1)=OFFSET([.K18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3134</text:p>
          </table:table-cell>
          <table:table-cell table:style-name="ce3" office:value-type="string" calcext:value-type="string">
            <text:p>entreprise</text:p>
          </table:table-cell>
          <table:table-cell table:style-name="ce3" office:value-type="string" calcext:value-type="string">
            <text:p>dupont</text:p>
          </table:table-cell>
          <table:table-cell table:style-name="ce8" office:value-type="string" calcext:value-type="string">
            <text:p>7 bd Lennon</text:p>
          </table:table-cell>
          <table:table-cell table:style-name="ce10" office:value-type="float" office:value="95410" calcext:value-type="float">
            <text:p>95410</text:p>
          </table:table-cell>
          <table:table-cell table:style-name="ce12" office:value-type="string" calcext:value-type="string">
            <text:p>Villelibre</text:p>
          </table:table-cell>
          <table:table-cell table:style-name="ce17" office:value-type="date" office:date-value="2015-03-15" calcext:value-type="date">
            <text:p>15/03/2015</text:p>
          </table:table-cell>
          <table:table-cell table:style-name="ce21" table:formula="of:=LOWER(CONCATENATE(LEFT([.C20];2);LEFT(SUBSTITUTE([.D20];&quot; &quot;;&quot;&quot;);3);LEFT([.E20];2);LEFT([.F20];2)))" office:value-type="string" office:string-value="du7bd95vi" calcext:value-type="string">
            <text:p>du7bd95vi</text:p>
          </table:table-cell>
          <table:table-cell table:style-name="ce24" table:formula="of:=IF(OFFSET([.G19];0;1)=OFFSET([.G19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0];3);RIGHT(SUBSTITUTE([.D20];&quot; &quot;;&quot;&quot;);3);LEFT([.E20];2);LEFT([.F20];3)))" office:value-type="string" office:string-value="dupnon95vil" calcext:value-type="string">
            <text:p>dupnon95vil</text:p>
          </table:table-cell>
          <table:table-cell table:style-name="ce24" table:formula="of:=IF(OFFSET([.I19];0;1)=OFFSET([.I19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0];4);LEFT(SUBSTITUTE([.D20];&quot; &quot;;&quot;&quot;);3);RIGHT(SUBSTITUTE([.D20];&quot; &quot;;&quot;&quot;);3);LEFT([.E20];2);LEFT([.F20];3)))" office:value-type="string" office:string-value="dupo7bdnon95vil" calcext:value-type="string">
            <text:p>dupo7bdnon95vil</text:p>
          </table:table-cell>
          <table:table-cell table:style-name="ce24" table:formula="of:=IF(OFFSET([.K19];0;1)=OFFSET([.K19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2145</text:p>
          </table:table-cell>
          <table:table-cell table:style-name="ce3" office:value-type="string" calcext:value-type="string">
            <text:p>fabiola</text:p>
          </table:table-cell>
          <table:table-cell table:style-name="ce3" office:value-type="string" calcext:value-type="string">
            <text:p>dupond</text:p>
          </table:table-cell>
          <table:table-cell table:style-name="ce8" office:value-type="string" calcext:value-type="string">
            <text:p>7 boulevard Lennon</text:p>
          </table:table-cell>
          <table:table-cell table:style-name="ce10" office:value-type="float" office:value="95410" calcext:value-type="float">
            <text:p>95410</text:p>
          </table:table-cell>
          <table:table-cell table:style-name="ce12" office:value-type="string" calcext:value-type="string">
            <text:p>Villelibre</text:p>
          </table:table-cell>
          <table:table-cell table:style-name="ce17" office:value-type="date" office:date-value="2013-09-01" calcext:value-type="date">
            <text:p>01/09/2013</text:p>
          </table:table-cell>
          <table:table-cell table:style-name="ce21" table:formula="of:=LOWER(CONCATENATE(LEFT([.C21];2);LEFT(SUBSTITUTE([.D21];&quot; &quot;;&quot;&quot;);3);LEFT([.E21];2);LEFT([.F21];2)))" office:value-type="string" office:string-value="du7bo95vi" calcext:value-type="string">
            <text:p>du7bo95vi</text:p>
          </table:table-cell>
          <table:table-cell table:style-name="ce23" table:formula="of:=IF(OFFSET([.G20];0;1)=OFFSET([.G20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1];3);RIGHT(SUBSTITUTE([.D21];&quot; &quot;;&quot;&quot;);3);LEFT([.E21];2);LEFT([.F21];3)))" office:value-type="string" office:string-value="dupnon95vil" calcext:value-type="string">
            <text:p>dupnon95vil</text:p>
          </table:table-cell>
          <table:table-cell table:style-name="ce24" table:formula="of:=IF(OFFSET([.I20];0;1)=OFFSET([.I20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1];4);LEFT(SUBSTITUTE([.D21];&quot; &quot;;&quot;&quot;);3);RIGHT(SUBSTITUTE([.D21];&quot; &quot;;&quot;&quot;);3);LEFT([.E21];2);LEFT([.F21];3)))" office:value-type="string" office:string-value="dupo7bonon95vil" calcext:value-type="string">
            <text:p>dupo7bonon95vil</text:p>
          </table:table-cell>
          <table:table-cell table:style-name="ce23" table:formula="of:=IF(OFFSET([.K20];0;1)=OFFSET([.K20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4125</text:p>
          </table:table-cell>
          <table:table-cell table:style-name="ce3" office:value-type="string" calcext:value-type="string">
            <text:p>fabiola</text:p>
          </table:table-cell>
          <table:table-cell table:style-name="ce3" office:value-type="string" calcext:value-type="string">
            <text:p>dupont</text:p>
          </table:table-cell>
          <table:table-cell table:style-name="ce8" office:value-type="string" calcext:value-type="string">
            <text:p>7 boulevard Lennon</text:p>
          </table:table-cell>
          <table:table-cell table:style-name="ce10" office:value-type="float" office:value="95410" calcext:value-type="float">
            <text:p>95410</text:p>
          </table:table-cell>
          <table:table-cell table:style-name="ce12" office:value-type="string" calcext:value-type="string">
            <text:p>Villelibre</text:p>
          </table:table-cell>
          <table:table-cell table:style-name="ce17" office:value-type="date" office:date-value="2014-03-01" calcext:value-type="date">
            <text:p>01/03/2014</text:p>
          </table:table-cell>
          <table:table-cell table:style-name="ce21" table:formula="of:=LOWER(CONCATENATE(LEFT([.C22];2);LEFT(SUBSTITUTE([.D22];&quot; &quot;;&quot;&quot;);3);LEFT([.E22];2);LEFT([.F22];2)))" office:value-type="string" office:string-value="du7bo95vi" calcext:value-type="string">
            <text:p>du7bo95vi</text:p>
          </table:table-cell>
          <table:table-cell table:style-name="ce24" table:formula="of:=IF(OFFSET([.G21];0;1)=OFFSET([.G21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2];3);RIGHT(SUBSTITUTE([.D22];&quot; &quot;;&quot;&quot;);3);LEFT([.E22];2);LEFT([.F22];3)))" office:value-type="string" office:string-value="dupnon95vil" calcext:value-type="string">
            <text:p>dupnon95vil</text:p>
          </table:table-cell>
          <table:table-cell table:style-name="ce24" table:formula="of:=IF(OFFSET([.I21];0;1)=OFFSET([.I21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2];4);LEFT(SUBSTITUTE([.D22];&quot; &quot;;&quot;&quot;);3);RIGHT(SUBSTITUTE([.D22];&quot; &quot;;&quot;&quot;);3);LEFT([.E22];2);LEFT([.F22];3)))" office:value-type="string" office:string-value="dupo7bonon95vil" calcext:value-type="string">
            <text:p>dupo7bonon95vil</text:p>
          </table:table-cell>
          <table:table-cell table:style-name="ce24" table:formula="of:=IF(OFFSET([.K21];0;1)=OFFSET([.K21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2589</text:p>
          </table:table-cell>
          <table:table-cell table:style-name="ce3" office:value-type="string" calcext:value-type="string">
            <text:p>rachid</text:p>
          </table:table-cell>
          <table:table-cell table:style-name="ce3" office:value-type="string" calcext:value-type="string">
            <text:p>langlais</text:p>
          </table:table-cell>
          <table:table-cell table:style-name="ce8" office:value-type="string" calcext:value-type="string">
            <text:p>32 quai de la gare</text:p>
          </table:table-cell>
          <table:table-cell table:style-name="ce10" office:value-type="float" office:value="36420" calcext:value-type="float">
            <text:p>36420</text:p>
          </table:table-cell>
          <table:table-cell table:style-name="ce8" office:value-type="string" calcext:value-type="string">
            <text:p>Tours</text:p>
          </table:table-cell>
          <table:table-cell table:style-name="ce17" office:value-type="date" office:date-value="2014-03-30" calcext:value-type="date">
            <text:p>30/03/2014</text:p>
          </table:table-cell>
          <table:table-cell table:style-name="ce21" table:formula="of:=LOWER(CONCATENATE(LEFT([.C23];2);LEFT(SUBSTITUTE([.D23];&quot; &quot;;&quot;&quot;);3);LEFT([.E23];2);LEFT([.F23];2)))" office:value-type="string" office:string-value="la32q36to" calcext:value-type="string">
            <text:p>la32q36to</text:p>
          </table:table-cell>
          <table:table-cell table:style-name="ce23" table:formula="of:=IF(OFFSET([.G22];0;1)=OFFSET([.G22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3];3);RIGHT(SUBSTITUTE([.D23];&quot; &quot;;&quot;&quot;);3);LEFT([.E23];2);LEFT([.F23];3)))" office:value-type="string" office:string-value="lanare36tou" calcext:value-type="string">
            <text:p>lanare36tou</text:p>
          </table:table-cell>
          <table:table-cell table:style-name="ce26" table:formula="of:=IF(OFFSET([.I22];0;1)=OFFSET([.I22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3];4);LEFT(SUBSTITUTE([.D23];&quot; &quot;;&quot;&quot;);3);RIGHT(SUBSTITUTE([.D23];&quot; &quot;;&quot;&quot;);3);LEFT([.E23];2);LEFT([.F23];3)))" office:value-type="string" office:string-value="lang32qare36tou" calcext:value-type="string">
            <text:p>lang32qare36tou</text:p>
          </table:table-cell>
          <table:table-cell table:style-name="ce23" table:formula="of:=IF(OFFSET([.K22];0;1)=OFFSET([.K22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1256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legall</text:p>
          </table:table-cell>
          <table:table-cell table:style-name="ce8" office:value-type="string" calcext:value-type="string">
            <text:p>89 rue Gandhi</text:p>
          </table:table-cell>
          <table:table-cell table:style-name="ce10" office:value-type="float" office:value="45630" calcext:value-type="float">
            <text:p>45630</text:p>
          </table:table-cell>
          <table:table-cell table:style-name="ce12" office:value-type="string" calcext:value-type="string">
            <text:p>Millefleurs</text:p>
          </table:table-cell>
          <table:table-cell table:style-name="ce17" office:value-type="date" office:date-value="2014-09-15" calcext:value-type="date">
            <text:p>15/09/2014</text:p>
          </table:table-cell>
          <table:table-cell table:style-name="ce21" table:formula="of:=LOWER(CONCATENATE(LEFT([.C24];2);LEFT(SUBSTITUTE([.D24];&quot; &quot;;&quot;&quot;);3);LEFT([.E24];2);LEFT([.F24];2)))" office:value-type="string" office:string-value="le89r45mi" calcext:value-type="string">
            <text:p>le89r45mi</text:p>
          </table:table-cell>
          <table:table-cell table:style-name="ce23" table:formula="of:=IF(OFFSET([.G23];0;1)=OFFSET([.G2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4];3);RIGHT(SUBSTITUTE([.D24];&quot; &quot;;&quot;&quot;);3);LEFT([.E24];2);LEFT([.F24];3)))" office:value-type="string" office:string-value="legdhi45mil" calcext:value-type="string">
            <text:p>legdhi45mil</text:p>
          </table:table-cell>
          <table:table-cell table:style-name="ce23" table:formula="of:=IF(OFFSET([.I23];0;1)=OFFSET([.I2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4];4);LEFT(SUBSTITUTE([.D24];&quot; &quot;;&quot;&quot;);3);RIGHT(SUBSTITUTE([.D24];&quot; &quot;;&quot;&quot;);3);LEFT([.E24];2);LEFT([.F24];3)))" office:value-type="string" office:string-value="lega89rdhi45mil" calcext:value-type="string">
            <text:p>lega89rdhi45mil</text:p>
          </table:table-cell>
          <table:table-cell table:style-name="ce23" table:formula="of:=IF(OFFSET([.K23];0;1)=OFFSET([.K23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356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legall</text:p>
          </table:table-cell>
          <table:table-cell table:style-name="ce8" office:value-type="string" calcext:value-type="string">
            <text:p>89 rue Gandi</text:p>
          </table:table-cell>
          <table:table-cell table:style-name="ce10" office:value-type="float" office:value="45630" calcext:value-type="float">
            <text:p>45630</text:p>
          </table:table-cell>
          <table:table-cell table:style-name="ce12" office:value-type="string" calcext:value-type="string">
            <text:p>Millefleurs</text:p>
          </table:table-cell>
          <table:table-cell table:style-name="ce17" office:value-type="date" office:date-value="2015-09-15" calcext:value-type="date">
            <text:p>15/09/2015</text:p>
          </table:table-cell>
          <table:table-cell table:style-name="ce21" table:formula="of:=LOWER(CONCATENATE(LEFT([.C25];2);LEFT(SUBSTITUTE([.D25];&quot; &quot;;&quot;&quot;);3);LEFT([.E25];2);LEFT([.F25];2)))" office:value-type="string" office:string-value="le89r45mi" calcext:value-type="string">
            <text:p>le89r45mi</text:p>
          </table:table-cell>
          <table:table-cell table:style-name="ce24" table:formula="of:=IF(OFFSET([.G24];0;1)=OFFSET([.G2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5];3);RIGHT(SUBSTITUTE([.D25];&quot; &quot;;&quot;&quot;);3);LEFT([.E25];2);LEFT([.F25];3)))" office:value-type="string" office:string-value="legndi45mil" calcext:value-type="string">
            <text:p>legndi45mil</text:p>
          </table:table-cell>
          <table:table-cell table:style-name="ce23" table:formula="of:=IF(OFFSET([.I24];0;1)=OFFSET([.I2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5];4);LEFT(SUBSTITUTE([.D25];&quot; &quot;;&quot;&quot;);3);RIGHT(SUBSTITUTE([.D25];&quot; &quot;;&quot;&quot;);3);LEFT([.E25];2);LEFT([.F25];3)))" office:value-type="string" office:string-value="lega89rndi45mil" calcext:value-type="string">
            <text:p>lega89rndi45mil</text:p>
          </table:table-cell>
          <table:table-cell table:style-name="ce23" table:formula="of:=IF(OFFSET([.K24];0;1)=OFFSET([.K24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1454</text:p>
          </table:table-cell>
          <table:table-cell table:style-name="ce3" office:value-type="string" calcext:value-type="string">
            <text:p>albert </text:p>
          </table:table-cell>
          <table:table-cell table:style-name="ce3" office:value-type="string" calcext:value-type="string">
            <text:p>londres</text:p>
          </table:table-cell>
          <table:table-cell table:style-name="ce8" office:value-type="string" calcext:value-type="string">
            <text:p>123 rue de Paris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8" office:value-type="string" calcext:value-type="string">
            <text:p>Orléans</text:p>
          </table:table-cell>
          <table:table-cell table:style-name="ce17" office:value-type="date" office:date-value="2013-07-14" calcext:value-type="date">
            <text:p>14/07/2013</text:p>
          </table:table-cell>
          <table:table-cell table:style-name="ce21" table:formula="of:=LOWER(CONCATENATE(LEFT([.C26];2);LEFT(SUBSTITUTE([.D26];&quot; &quot;;&quot;&quot;);3);LEFT([.E26];2);LEFT([.F26];2)))" office:value-type="string" office:string-value="lo12345or" calcext:value-type="string">
            <text:p>lo12345or</text:p>
          </table:table-cell>
          <table:table-cell table:style-name="ce23" table:formula="of:=IF(OFFSET([.G25];0;1)=OFFSET([.G2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6];3);RIGHT(SUBSTITUTE([.D26];&quot; &quot;;&quot;&quot;);3);LEFT([.E26];2);LEFT([.F26];3)))" office:value-type="string" office:string-value="lonris45orl" calcext:value-type="string">
            <text:p>lonris45orl</text:p>
          </table:table-cell>
          <table:table-cell table:style-name="ce26" table:formula="of:=IF(OFFSET([.I25];0;1)=OFFSET([.I2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6];4);LEFT(SUBSTITUTE([.D26];&quot; &quot;;&quot;&quot;);3);RIGHT(SUBSTITUTE([.D26];&quot; &quot;;&quot;&quot;);3);LEFT([.E26];2);LEFT([.F26];3)))" office:value-type="string" office:string-value="lond123ris45orl" calcext:value-type="string">
            <text:p>lond123ris45orl</text:p>
          </table:table-cell>
          <table:table-cell table:style-name="ce23" table:formula="of:=IF(OFFSET([.K25];0;1)=OFFSET([.K25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754</text:p>
          </table:table-cell>
          <table:table-cell table:style-name="ce3" office:value-type="string" calcext:value-type="string">
            <text:p>albert </text:p>
          </table:table-cell>
          <table:table-cell table:style-name="ce3" office:value-type="string" calcext:value-type="string">
            <text:p>londres</text:p>
          </table:table-cell>
          <table:table-cell table:style-name="ce8" office:value-type="string" calcext:value-type="string">
            <text:p>123 rue Paris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8" office:value-type="string" calcext:value-type="string">
            <text:p>Orléans</text:p>
          </table:table-cell>
          <table:table-cell table:style-name="ce17" office:value-type="date" office:date-value="2014-07-14" calcext:value-type="date">
            <text:p>14/07/2014</text:p>
          </table:table-cell>
          <table:table-cell table:style-name="ce21" table:formula="of:=LOWER(CONCATENATE(LEFT([.C27];2);LEFT(SUBSTITUTE([.D27];&quot; &quot;;&quot;&quot;);3);LEFT([.E27];2);LEFT([.F27];2)))" office:value-type="string" office:string-value="lo12345or" calcext:value-type="string">
            <text:p>lo12345or</text:p>
          </table:table-cell>
          <table:table-cell table:style-name="ce24" table:formula="of:=IF(OFFSET([.G26];0;1)=OFFSET([.G26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7];3);RIGHT(SUBSTITUTE([.D27];&quot; &quot;;&quot;&quot;);3);LEFT([.E27];2);LEFT([.F27];3)))" office:value-type="string" office:string-value="lonris45orl" calcext:value-type="string">
            <text:p>lonris45orl</text:p>
          </table:table-cell>
          <table:table-cell table:style-name="ce24" table:formula="of:=IF(OFFSET([.I26];0;1)=OFFSET([.I26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7];4);LEFT(SUBSTITUTE([.D27];&quot; &quot;;&quot;&quot;);3);RIGHT(SUBSTITUTE([.D27];&quot; &quot;;&quot;&quot;);3);LEFT([.E27];2);LEFT([.F27];3)))" office:value-type="string" office:string-value="lond123ris45orl" calcext:value-type="string">
            <text:p>lond123ris45orl</text:p>
          </table:table-cell>
          <table:table-cell table:style-name="ce24" table:formula="of:=IF(OFFSET([.K26];0;1)=OFFSET([.K26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954</text:p>
          </table:table-cell>
          <table:table-cell table:style-name="ce3" office:value-type="string" calcext:value-type="string">
            <text:p>albert </text:p>
          </table:table-cell>
          <table:table-cell table:style-name="ce3" office:value-type="string" calcext:value-type="string">
            <text:p>londres</text:p>
          </table:table-cell>
          <table:table-cell table:style-name="ce8" office:value-type="string" calcext:value-type="string">
            <text:p>123 rue de Paris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8" office:value-type="string" calcext:value-type="string">
            <text:p>Orléans</text:p>
          </table:table-cell>
          <table:table-cell table:style-name="ce17" office:value-type="date" office:date-value="2015-07-14" calcext:value-type="date">
            <text:p>14/07/2015</text:p>
          </table:table-cell>
          <table:table-cell table:style-name="ce21" table:formula="of:=LOWER(CONCATENATE(LEFT([.C28];2);LEFT(SUBSTITUTE([.D28];&quot; &quot;;&quot;&quot;);3);LEFT([.E28];2);LEFT([.F28];2)))" office:value-type="string" office:string-value="lo12345or" calcext:value-type="string">
            <text:p>lo12345or</text:p>
          </table:table-cell>
          <table:table-cell table:style-name="ce24" table:formula="of:=IF(OFFSET([.G27];0;1)=OFFSET([.G27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8];3);RIGHT(SUBSTITUTE([.D28];&quot; &quot;;&quot;&quot;);3);LEFT([.E28];2);LEFT([.F28];3)))" office:value-type="string" office:string-value="lonris45orl" calcext:value-type="string">
            <text:p>lonris45orl</text:p>
          </table:table-cell>
          <table:table-cell table:style-name="ce24" table:formula="of:=IF(OFFSET([.I27];0;1)=OFFSET([.I27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8];4);LEFT(SUBSTITUTE([.D28];&quot; &quot;;&quot;&quot;);3);RIGHT(SUBSTITUTE([.D28];&quot; &quot;;&quot;&quot;);3);LEFT([.E28];2);LEFT([.F28];3)))" office:value-type="string" office:string-value="lond123ris45orl" calcext:value-type="string">
            <text:p>lond123ris45orl</text:p>
          </table:table-cell>
          <table:table-cell table:style-name="ce24" table:formula="of:=IF(OFFSET([.K27];0;1)=OFFSET([.K27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4587</text:p>
          </table:table-cell>
          <table:table-cell table:style-name="ce3" office:value-type="string" calcext:value-type="string">
            <text:p>sheila</text:p>
          </table:table-cell>
          <table:table-cell table:style-name="ce3" office:value-type="string" calcext:value-type="string">
            <text:p>michael</text:p>
          </table:table-cell>
          <table:table-cell table:style-name="ce8" office:value-type="string" calcext:value-type="string">
            <text:p>5 boulevard du pont</text:p>
          </table:table-cell>
          <table:table-cell table:style-name="ce10" office:value-type="float" office:value="42360" calcext:value-type="float">
            <text:p>42360</text:p>
          </table:table-cell>
          <table:table-cell table:style-name="ce8" office:value-type="string" calcext:value-type="string">
            <text:p>Saint Chamond</text:p>
          </table:table-cell>
          <table:table-cell table:style-name="ce17" office:value-type="date" office:date-value="2015-08-20" calcext:value-type="date">
            <text:p>20/08/2015</text:p>
          </table:table-cell>
          <table:table-cell table:style-name="ce21" table:formula="of:=LOWER(CONCATENATE(LEFT([.C29];2);LEFT(SUBSTITUTE([.D29];&quot; &quot;;&quot;&quot;);3);LEFT([.E29];2);LEFT([.F29];2)))" office:value-type="string" office:string-value="mi5bo42sa" calcext:value-type="string">
            <text:p>mi5bo42sa</text:p>
          </table:table-cell>
          <table:table-cell table:style-name="ce23" table:formula="of:=IF(OFFSET([.G28];0;1)=OFFSET([.G28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9];3);RIGHT(SUBSTITUTE([.D29];&quot; &quot;;&quot;&quot;);3);LEFT([.E29];2);LEFT([.F29];3)))" office:value-type="string" office:string-value="micont42sai" calcext:value-type="string">
            <text:p>micont42sai</text:p>
          </table:table-cell>
          <table:table-cell table:style-name="ce23" table:formula="of:=IF(OFFSET([.I28];0;1)=OFFSET([.I28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29];4);LEFT(SUBSTITUTE([.D29];&quot; &quot;;&quot;&quot;);3);RIGHT(SUBSTITUTE([.D29];&quot; &quot;;&quot;&quot;);3);LEFT([.E29];2);LEFT([.F29];3)))" office:value-type="string" office:string-value="mich5boont42sai" calcext:value-type="string">
            <text:p>mich5boont42sai</text:p>
          </table:table-cell>
          <table:table-cell table:style-name="ce23" table:formula="of:=IF(OFFSET([.K28];0;1)=OFFSET([.K28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787</text:p>
          </table:table-cell>
          <table:table-cell table:style-name="ce3" office:value-type="string" calcext:value-type="string">
            <text:p>sheila</text:p>
          </table:table-cell>
          <table:table-cell table:style-name="ce3" office:value-type="string" calcext:value-type="string">
            <text:p>michael</text:p>
          </table:table-cell>
          <table:table-cell table:style-name="ce8" office:value-type="string" calcext:value-type="string">
            <text:p>5 boulevard dupont</text:p>
          </table:table-cell>
          <table:table-cell table:style-name="ce10" office:value-type="float" office:value="42360" calcext:value-type="float">
            <text:p>42360</text:p>
          </table:table-cell>
          <table:table-cell table:style-name="ce8" office:value-type="string" calcext:value-type="string">
            <text:p>Saint Chamond</text:p>
          </table:table-cell>
          <table:table-cell table:style-name="ce17" office:value-type="date" office:date-value="2015-08-20" calcext:value-type="date">
            <text:p>20/08/2015</text:p>
          </table:table-cell>
          <table:table-cell table:style-name="ce21" table:formula="of:=LOWER(CONCATENATE(LEFT([.C30];2);LEFT(SUBSTITUTE([.D30];&quot; &quot;;&quot;&quot;);3);LEFT([.E30];2);LEFT([.F30];2)))" office:value-type="string" office:string-value="mi5bo42sa" calcext:value-type="string">
            <text:p>mi5bo42sa</text:p>
          </table:table-cell>
          <table:table-cell table:style-name="ce24" table:formula="of:=IF(OFFSET([.G29];0;1)=OFFSET([.G29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0];3);RIGHT(SUBSTITUTE([.D30];&quot; &quot;;&quot;&quot;);3);LEFT([.E30];2);LEFT([.F30];3)))" office:value-type="string" office:string-value="micont42sai" calcext:value-type="string">
            <text:p>micont42sai</text:p>
          </table:table-cell>
          <table:table-cell table:style-name="ce24" table:formula="of:=IF(OFFSET([.I29];0;1)=OFFSET([.I29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0];4);LEFT(SUBSTITUTE([.D30];&quot; &quot;;&quot;&quot;);3);RIGHT(SUBSTITUTE([.D30];&quot; &quot;;&quot;&quot;);3);LEFT([.E30];2);LEFT([.F30];3)))" office:value-type="string" office:string-value="mich5boont42sai" calcext:value-type="string">
            <text:p>mich5boont42sai</text:p>
          </table:table-cell>
          <table:table-cell table:style-name="ce24" table:formula="of:=IF(OFFSET([.K29];0;1)=OFFSET([.K29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667</text:p>
          </table:table-cell>
          <table:table-cell table:style-name="ce3" office:value-type="string" calcext:value-type="string">
            <text:p>N.</text:p>
          </table:table-cell>
          <table:table-cell table:style-name="ce3" office:value-type="string" calcext:value-type="string">
            <text:p>Naila</text:p>
          </table:table-cell>
          <table:table-cell table:style-name="ce8" office:value-type="string" calcext:value-type="string">
            <text:p>20 rue Victor Hugo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string" calcext:value-type="string">
            <text:p>Orléans</text:p>
          </table:table-cell>
          <table:table-cell table:style-name="ce17" office:value-type="date" office:date-value="2014-11-13" calcext:value-type="date">
            <text:p>13/11/2014</text:p>
          </table:table-cell>
          <table:table-cell table:style-name="ce21" table:formula="of:=LOWER(CONCATENATE(LEFT([.C31];2);LEFT(SUBSTITUTE([.D31];&quot; &quot;;&quot;&quot;);3);LEFT([.E31];2);LEFT([.F31];2)))" office:value-type="string" office:string-value="na20r45or" calcext:value-type="string">
            <text:p>na20r45or</text:p>
          </table:table-cell>
          <table:table-cell table:style-name="ce23" table:formula="of:=IF(OFFSET([.G30];0;1)=OFFSET([.G30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1];3);RIGHT(SUBSTITUTE([.D31];&quot; &quot;;&quot;&quot;);3);LEFT([.E31];2);LEFT([.F31];3)))" office:value-type="string" office:string-value="naiugo45orl" calcext:value-type="string">
            <text:p>naiugo45orl</text:p>
          </table:table-cell>
          <table:table-cell table:style-name="ce23" table:formula="of:=IF(OFFSET([.I30];0;1)=OFFSET([.I30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1];4);LEFT(SUBSTITUTE([.D31];&quot; &quot;;&quot;&quot;);3);RIGHT(SUBSTITUTE([.D31];&quot; &quot;;&quot;&quot;);3);LEFT([.E31];2);LEFT([.F31];3)))" office:value-type="string" office:string-value="nail20rugo45orl" calcext:value-type="string">
            <text:p>nail20rugo45orl</text:p>
          </table:table-cell>
          <table:table-cell table:style-name="ce23" table:formula="of:=IF(OFFSET([.K30];0;1)=OFFSET([.K30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8969</text:p>
          </table:table-cell>
          <table:table-cell table:style-name="ce3" office:value-type="string" calcext:value-type="string">
            <text:p>SARL</text:p>
          </table:table-cell>
          <table:table-cell table:style-name="ce3" office:value-type="string" calcext:value-type="string">
            <text:p>Niagara</text:p>
          </table:table-cell>
          <table:table-cell table:style-name="ce8" office:value-type="string" calcext:value-type="string">
            <text:p>20 place Hugolin</text:p>
          </table:table-cell>
          <table:table-cell table:style-name="ce10" office:value-type="float" office:value="45303" calcext:value-type="float">
            <text:p>45303</text:p>
          </table:table-cell>
          <table:table-cell table:style-name="ce13" office:value-type="string" calcext:value-type="string">
            <text:p>Orléans Cedex</text:p>
          </table:table-cell>
          <table:table-cell table:style-name="ce17" office:value-type="date" office:date-value="2014-11-10" calcext:value-type="date">
            <text:p>10/11/2014</text:p>
          </table:table-cell>
          <table:table-cell table:style-name="ce21" table:formula="of:=LOWER(CONCATENATE(LEFT([.C32];2);LEFT(SUBSTITUTE([.D32];&quot; &quot;;&quot;&quot;);3);LEFT([.E32];2);LEFT([.F32];2)))" office:value-type="string" office:string-value="ni20p45or" calcext:value-type="string">
            <text:p>ni20p45or</text:p>
          </table:table-cell>
          <table:table-cell table:style-name="ce23" table:formula="of:=IF(OFFSET([.G31];0;1)=OFFSET([.G31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2];3);RIGHT(SUBSTITUTE([.D32];&quot; &quot;;&quot;&quot;);3);LEFT([.E32];2);LEFT([.F32];3)))" office:value-type="string" office:string-value="nialin45orl" calcext:value-type="string">
            <text:p>nialin45orl</text:p>
          </table:table-cell>
          <table:table-cell table:style-name="ce23" table:formula="of:=IF(OFFSET([.I31];0;1)=OFFSET([.I31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2];4);LEFT(SUBSTITUTE([.D32];&quot; &quot;;&quot;&quot;);3);RIGHT(SUBSTITUTE([.D32];&quot; &quot;;&quot;&quot;);3);LEFT([.E32];2);LEFT([.F32];3)))" office:value-type="string" office:string-value="niag20plin45orl" calcext:value-type="string">
            <text:p>niag20plin45orl</text:p>
          </table:table-cell>
          <table:table-cell table:style-name="ce23" table:formula="of:=IF(OFFSET([.K31];0;1)=OFFSET([.K31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1266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Niala</text:p>
          </table:table-cell>
          <table:table-cell table:style-name="ce8" office:value-type="string" calcext:value-type="string">
            <text:p>20 rue Victor Hugot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string" calcext:value-type="string">
            <text:p>Orleans</text:p>
          </table:table-cell>
          <table:table-cell table:style-name="ce17" office:value-type="date" office:date-value="2013-03-10" calcext:value-type="date">
            <text:p>10/03/2013</text:p>
          </table:table-cell>
          <table:table-cell table:style-name="ce21" table:formula="of:=LOWER(CONCATENATE(LEFT([.C33];2);LEFT(SUBSTITUTE([.D33];&quot; &quot;;&quot;&quot;);3);LEFT([.E33];2);LEFT([.F33];2)))" office:value-type="string" office:string-value="ni20r45or" calcext:value-type="string">
            <text:p>ni20r45or</text:p>
          </table:table-cell>
          <table:table-cell table:style-name="ce23" table:formula="of:=IF(OFFSET([.G32];0;1)=OFFSET([.G32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3];3);RIGHT(SUBSTITUTE([.D33];&quot; &quot;;&quot;&quot;);3);LEFT([.E33];2);LEFT([.F33];3)))" office:value-type="string" office:string-value="niagot45orl" calcext:value-type="string">
            <text:p>niagot45orl</text:p>
          </table:table-cell>
          <table:table-cell table:style-name="ce26" table:formula="of:=IF(OFFSET([.I32];0;1)=OFFSET([.I32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3];4);LEFT(SUBSTITUTE([.D33];&quot; &quot;;&quot;&quot;);3);RIGHT(SUBSTITUTE([.D33];&quot; &quot;;&quot;&quot;);3);LEFT([.E33];2);LEFT([.F33];3)))" office:value-type="string" office:string-value="nial20rgot45orl" calcext:value-type="string">
            <text:p>nial20rgot45orl</text:p>
          </table:table-cell>
          <table:table-cell table:style-name="ce23" table:formula="of:=IF(OFFSET([.K32];0;1)=OFFSET([.K32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966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Niala</text:p>
          </table:table-cell>
          <table:table-cell table:style-name="ce8" office:value-type="string" calcext:value-type="string">
            <text:p>20 rue Victor Hugot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string" calcext:value-type="string">
            <text:p>Orleans</text:p>
          </table:table-cell>
          <table:table-cell table:style-name="ce17" office:value-type="date" office:date-value="2015-03-10" calcext:value-type="date">
            <text:p>10/03/2015</text:p>
          </table:table-cell>
          <table:table-cell table:style-name="ce21" table:formula="of:=LOWER(CONCATENATE(LEFT([.C34];2);LEFT(SUBSTITUTE([.D34];&quot; &quot;;&quot;&quot;);3);LEFT([.E34];2);LEFT([.F34];2)))" office:value-type="string" office:string-value="ni20r45or" calcext:value-type="string">
            <text:p>ni20r45or</text:p>
          </table:table-cell>
          <table:table-cell table:style-name="ce24" table:formula="of:=IF(OFFSET([.G33];0;1)=OFFSET([.G3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4];3);RIGHT(SUBSTITUTE([.D34];&quot; &quot;;&quot;&quot;);3);LEFT([.E34];2);LEFT([.F34];3)))" office:value-type="string" office:string-value="niagot45orl" calcext:value-type="string">
            <text:p>niagot45orl</text:p>
          </table:table-cell>
          <table:table-cell table:style-name="ce24" table:formula="of:=IF(OFFSET([.I33];0;1)=OFFSET([.I3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4];4);LEFT(SUBSTITUTE([.D34];&quot; &quot;;&quot;&quot;);3);RIGHT(SUBSTITUTE([.D34];&quot; &quot;;&quot;&quot;);3);LEFT([.E34];2);LEFT([.F34];3)))" office:value-type="string" office:string-value="nial20rgot45orl" calcext:value-type="string">
            <text:p>nial20rgot45orl</text:p>
          </table:table-cell>
          <table:table-cell table:style-name="ce24" table:formula="of:=IF(OFFSET([.K33];0;1)=OFFSET([.K33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8966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Niala</text:p>
          </table:table-cell>
          <table:table-cell table:style-name="ce8" office:value-type="string" calcext:value-type="string">
            <text:p>20 rue Victor Hugo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string" calcext:value-type="string">
            <text:p>Orléans</text:p>
          </table:table-cell>
          <table:table-cell table:style-name="ce17" office:value-type="date" office:date-value="2014-03-30" calcext:value-type="date">
            <text:p>30/03/2014</text:p>
          </table:table-cell>
          <table:table-cell table:style-name="ce21" table:formula="of:=LOWER(CONCATENATE(LEFT([.C35];2);LEFT(SUBSTITUTE([.D35];&quot; &quot;;&quot;&quot;);3);LEFT([.E35];2);LEFT([.F35];2)))" office:value-type="string" office:string-value="ni20r45or" calcext:value-type="string">
            <text:p>ni20r45or</text:p>
          </table:table-cell>
          <table:table-cell table:style-name="ce24" table:formula="of:=IF(OFFSET([.G34];0;1)=OFFSET([.G3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5];3);RIGHT(SUBSTITUTE([.D35];&quot; &quot;;&quot;&quot;);3);LEFT([.E35];2);LEFT([.F35];3)))" office:value-type="string" office:string-value="niaugo45orl" calcext:value-type="string">
            <text:p>niaugo45orl</text:p>
          </table:table-cell>
          <table:table-cell table:style-name="ce23" table:formula="of:=IF(OFFSET([.I34];0;1)=OFFSET([.I3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5];4);LEFT(SUBSTITUTE([.D35];&quot; &quot;;&quot;&quot;);3);RIGHT(SUBSTITUTE([.D35];&quot; &quot;;&quot;&quot;);3);LEFT([.E35];2);LEFT([.F35];3)))" office:value-type="string" office:string-value="nial20rugo45orl" calcext:value-type="string">
            <text:p>nial20rugo45orl</text:p>
          </table:table-cell>
          <table:table-cell table:style-name="ce23" table:formula="of:=IF(OFFSET([.K34];0;1)=OFFSET([.K34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8967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Niala</text:p>
          </table:table-cell>
          <table:table-cell table:style-name="ce8" office:value-type="string" calcext:value-type="string">
            <text:p>20 rue Victor Hugo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string" calcext:value-type="string">
            <text:p>Orléans</text:p>
          </table:table-cell>
          <table:table-cell table:style-name="ce17" office:value-type="date" office:date-value="2014-11-13" calcext:value-type="date">
            <text:p>13/11/2014</text:p>
          </table:table-cell>
          <table:table-cell table:style-name="ce21" table:formula="of:=LOWER(CONCATENATE(LEFT([.C36];2);LEFT(SUBSTITUTE([.D36];&quot; &quot;;&quot;&quot;);3);LEFT([.E36];2);LEFT([.F36];2)))" office:value-type="string" office:string-value="ni20r45or" calcext:value-type="string">
            <text:p>ni20r45or</text:p>
          </table:table-cell>
          <table:table-cell table:style-name="ce24" table:formula="of:=IF(OFFSET([.G35];0;1)=OFFSET([.G3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6];3);RIGHT(SUBSTITUTE([.D36];&quot; &quot;;&quot;&quot;);3);LEFT([.E36];2);LEFT([.F36];3)))" office:value-type="string" office:string-value="niaugo45orl" calcext:value-type="string">
            <text:p>niaugo45orl</text:p>
          </table:table-cell>
          <table:table-cell table:style-name="ce24" table:formula="of:=IF(OFFSET([.I35];0;1)=OFFSET([.I3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6];4);LEFT(SUBSTITUTE([.D36];&quot; &quot;;&quot;&quot;);3);RIGHT(SUBSTITUTE([.D36];&quot; &quot;;&quot;&quot;);3);LEFT([.E36];2);LEFT([.F36];3)))" office:value-type="string" office:string-value="nial20rugo45orl" calcext:value-type="string">
            <text:p>nial20rugo45orl</text:p>
          </table:table-cell>
          <table:table-cell table:style-name="ce24" table:formula="of:=IF(OFFSET([.K35];0;1)=OFFSET([.K35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8999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Niala</text:p>
          </table:table-cell>
          <table:table-cell table:style-name="ce8" office:value-type="string" calcext:value-type="string">
            <text:p>20 rue V.Hugo</text:p>
          </table:table-cell>
          <table:table-cell table:style-name="ce11" office:value-type="float" office:value="45000" calcext:value-type="float">
            <text:p>45000</text:p>
          </table:table-cell>
          <table:table-cell table:style-name="ce12" office:value-type="string" calcext:value-type="string">
            <text:p>Orléans</text:p>
          </table:table-cell>
          <table:table-cell table:style-name="ce19" office:value-type="date" office:date-value="2013-11-10" calcext:value-type="date">
            <text:p>10/11/2013</text:p>
          </table:table-cell>
          <table:table-cell table:style-name="ce21" table:formula="of:=LOWER(CONCATENATE(LEFT([.C37];2);LEFT(SUBSTITUTE([.D37];&quot; &quot;;&quot;&quot;);3);LEFT([.E37];2);LEFT([.F37];2)))" office:value-type="string" office:string-value="ni20r45or" calcext:value-type="string">
            <text:p>ni20r45or</text:p>
          </table:table-cell>
          <table:table-cell table:style-name="ce24" table:formula="of:=IF(OFFSET([.G36];0;1)=OFFSET([.G36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7];3);RIGHT(SUBSTITUTE([.D37];&quot; &quot;;&quot;&quot;);3);LEFT([.E37];2);LEFT([.F37];3)))" office:value-type="string" office:string-value="niaugo45orl" calcext:value-type="string">
            <text:p>niaugo45orl</text:p>
          </table:table-cell>
          <table:table-cell table:style-name="ce24" table:formula="of:=IF(OFFSET([.I36];0;1)=OFFSET([.I36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7];4);LEFT(SUBSTITUTE([.D37];&quot; &quot;;&quot;&quot;);3);RIGHT(SUBSTITUTE([.D37];&quot; &quot;;&quot;&quot;);3);LEFT([.E37];2);LEFT([.F37];3)))" office:value-type="string" office:string-value="nial20rugo45orl" calcext:value-type="string">
            <text:p>nial20rugo45orl</text:p>
          </table:table-cell>
          <table:table-cell table:style-name="ce24" table:formula="of:=IF(OFFSET([.K36];0;1)=OFFSET([.K36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1234</text:p>
          </table:table-cell>
          <table:table-cell table:style-name="ce3" office:value-type="string" calcext:value-type="string">
            <text:p>Alain</text:p>
          </table:table-cell>
          <table:table-cell table:style-name="ce3" office:value-type="string" calcext:value-type="string">
            <text:p>Nialat</text:p>
          </table:table-cell>
          <table:table-cell table:style-name="ce8" office:value-type="string" calcext:value-type="string">
            <text:p>20 rue Victor Hugo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string" calcext:value-type="string">
            <text:p>Orleans</text:p>
          </table:table-cell>
          <table:table-cell table:style-name="ce17" office:value-type="date" office:date-value="2014-09-10" calcext:value-type="date">
            <text:p>10/09/2014</text:p>
          </table:table-cell>
          <table:table-cell table:style-name="ce21" table:formula="of:=LOWER(CONCATENATE(LEFT([.C38];2);LEFT(SUBSTITUTE([.D38];&quot; &quot;;&quot;&quot;);3);LEFT([.E38];2);LEFT([.F38];2)))" office:value-type="string" office:string-value="ni20r45or" calcext:value-type="string">
            <text:p>ni20r45or</text:p>
          </table:table-cell>
          <table:table-cell table:style-name="ce24" table:formula="of:=IF(OFFSET([.G37];0;1)=OFFSET([.G37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8];3);RIGHT(SUBSTITUTE([.D38];&quot; &quot;;&quot;&quot;);3);LEFT([.E38];2);LEFT([.F38];3)))" office:value-type="string" office:string-value="niaugo45orl" calcext:value-type="string">
            <text:p>niaugo45orl</text:p>
          </table:table-cell>
          <table:table-cell table:style-name="ce24" table:formula="of:=IF(OFFSET([.I37];0;1)=OFFSET([.I37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8];4);LEFT(SUBSTITUTE([.D38];&quot; &quot;;&quot;&quot;);3);RIGHT(SUBSTITUTE([.D38];&quot; &quot;;&quot;&quot;);3);LEFT([.E38];2);LEFT([.F38];3)))" office:value-type="string" office:string-value="nial20rugo45orl" calcext:value-type="string">
            <text:p>nial20rugo45orl</text:p>
          </table:table-cell>
          <table:table-cell table:style-name="ce24" table:formula="of:=IF(OFFSET([.K37];0;1)=OFFSET([.K37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1528</text:p>
          </table:table-cell>
          <table:table-cell table:style-name="ce3" office:value-type="string" calcext:value-type="string">
            <text:p>mégane</text:p>
          </table:table-cell>
          <table:table-cell table:style-name="ce3" office:value-type="string" calcext:value-type="string">
            <text:p>perco</text:p>
          </table:table-cell>
          <table:table-cell table:style-name="ce8" office:value-type="string" calcext:value-type="string">
            <text:p>85 rue des champs</text:p>
          </table:table-cell>
          <table:table-cell table:style-name="ce10" office:value-type="float" office:value="74520" calcext:value-type="float">
            <text:p>74520</text:p>
          </table:table-cell>
          <table:table-cell table:style-name="ce14" office:value-type="string" calcext:value-type="string">
            <text:p>Francheville</text:p>
          </table:table-cell>
          <table:table-cell table:style-name="ce17" office:value-type="date" office:date-value="2015-10-10" calcext:value-type="date">
            <text:p>10/10/2015</text:p>
          </table:table-cell>
          <table:table-cell table:style-name="ce21" table:formula="of:=LOWER(CONCATENATE(LEFT([.C39];2);LEFT(SUBSTITUTE([.D39];&quot; &quot;;&quot;&quot;);3);LEFT([.E39];2);LEFT([.F39];2)))" office:value-type="string" office:string-value="pe85r74fr" calcext:value-type="string">
            <text:p>pe85r74fr</text:p>
          </table:table-cell>
          <table:table-cell table:style-name="ce23" table:formula="of:=IF(OFFSET([.G38];0;1)=OFFSET([.G38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9];3);RIGHT(SUBSTITUTE([.D39];&quot; &quot;;&quot;&quot;);3);LEFT([.E39];2);LEFT([.F39];3)))" office:value-type="string" office:string-value="permps74fra" calcext:value-type="string">
            <text:p>permps74fra</text:p>
          </table:table-cell>
          <table:table-cell table:style-name="ce26" table:formula="of:=IF(OFFSET([.I38];0;1)=OFFSET([.I38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39];4);LEFT(SUBSTITUTE([.D39];&quot; &quot;;&quot;&quot;);3);RIGHT(SUBSTITUTE([.D39];&quot; &quot;;&quot;&quot;);3);LEFT([.E39];2);LEFT([.F39];3)))" office:value-type="string" office:string-value="perc85rmps74fra" calcext:value-type="string">
            <text:p>perc85rmps74fra</text:p>
          </table:table-cell>
          <table:table-cell table:style-name="ce23" table:formula="of:=IF(OFFSET([.K38];0;1)=OFFSET([.K38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3158</text:p>
          </table:table-cell>
          <table:table-cell table:style-name="ce3" office:value-type="string" calcext:value-type="string">
            <text:p>megane</text:p>
          </table:table-cell>
          <table:table-cell table:style-name="ce3" office:value-type="string" calcext:value-type="string">
            <text:p>perco</text:p>
          </table:table-cell>
          <table:table-cell table:style-name="ce8" office:value-type="string" calcext:value-type="string">
            <text:p>85 rue des champs</text:p>
          </table:table-cell>
          <table:table-cell table:style-name="ce10" office:value-type="float" office:value="74520" calcext:value-type="float">
            <text:p>74520</text:p>
          </table:table-cell>
          <table:table-cell table:style-name="ce8" office:value-type="string" calcext:value-type="string">
            <text:p>Francheville</text:p>
          </table:table-cell>
          <table:table-cell table:style-name="ce17" office:value-type="date" office:date-value="2014-10-15" calcext:value-type="date">
            <text:p>15/10/2014</text:p>
          </table:table-cell>
          <table:table-cell table:style-name="ce21" table:formula="of:=LOWER(CONCATENATE(LEFT([.C40];2);LEFT(SUBSTITUTE([.D40];&quot; &quot;;&quot;&quot;);3);LEFT([.E40];2);LEFT([.F40];2)))" office:value-type="string" office:string-value="pe85r74fr" calcext:value-type="string">
            <text:p>pe85r74fr</text:p>
          </table:table-cell>
          <table:table-cell table:style-name="ce24" table:formula="of:=IF(OFFSET([.G39];0;1)=OFFSET([.G39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0];3);RIGHT(SUBSTITUTE([.D40];&quot; &quot;;&quot;&quot;);3);LEFT([.E40];2);LEFT([.F40];3)))" office:value-type="string" office:string-value="permps74fra" calcext:value-type="string">
            <text:p>permps74fra</text:p>
          </table:table-cell>
          <table:table-cell table:style-name="ce24" table:formula="of:=IF(OFFSET([.I39];0;1)=OFFSET([.I39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0];4);LEFT(SUBSTITUTE([.D40];&quot; &quot;;&quot;&quot;);3);RIGHT(SUBSTITUTE([.D40];&quot; &quot;;&quot;&quot;);3);LEFT([.E40];2);LEFT([.F40];3)))" office:value-type="string" office:string-value="perc85rmps74fra" calcext:value-type="string">
            <text:p>perc85rmps74fra</text:p>
          </table:table-cell>
          <table:table-cell table:style-name="ce24" table:formula="of:=IF(OFFSET([.K39];0;1)=OFFSET([.K39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928</text:p>
          </table:table-cell>
          <table:table-cell table:style-name="ce3" office:value-type="string" calcext:value-type="string">
            <text:p>mégane</text:p>
          </table:table-cell>
          <table:table-cell table:style-name="ce3" office:value-type="string" calcext:value-type="string">
            <text:p>perco</text:p>
          </table:table-cell>
          <table:table-cell table:style-name="ce8" office:value-type="string" calcext:value-type="string">
            <text:p>85 rue des champs</text:p>
          </table:table-cell>
          <table:table-cell table:style-name="ce10" office:value-type="float" office:value="74520" calcext:value-type="float">
            <text:p>74520</text:p>
          </table:table-cell>
          <table:table-cell table:style-name="ce12" office:value-type="string" calcext:value-type="string">
            <text:p>Francville</text:p>
          </table:table-cell>
          <table:table-cell table:style-name="ce17" office:value-type="date" office:date-value="2014-11-10" calcext:value-type="date">
            <text:p>10/11/2014</text:p>
          </table:table-cell>
          <table:table-cell table:style-name="ce21" table:formula="of:=LOWER(CONCATENATE(LEFT([.C41];2);LEFT(SUBSTITUTE([.D41];&quot; &quot;;&quot;&quot;);3);LEFT([.E41];2);LEFT([.F41];2)))" office:value-type="string" office:string-value="pe85r74fr" calcext:value-type="string">
            <text:p>pe85r74fr</text:p>
          </table:table-cell>
          <table:table-cell table:style-name="ce24" table:formula="of:=IF(OFFSET([.G40];0;1)=OFFSET([.G40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1];3);RIGHT(SUBSTITUTE([.D41];&quot; &quot;;&quot;&quot;);3);LEFT([.E41];2);LEFT([.F41];3)))" office:value-type="string" office:string-value="permps74fra" calcext:value-type="string">
            <text:p>permps74fra</text:p>
          </table:table-cell>
          <table:table-cell table:style-name="ce24" table:formula="of:=IF(OFFSET([.I40];0;1)=OFFSET([.I40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1];4);LEFT(SUBSTITUTE([.D41];&quot; &quot;;&quot;&quot;);3);RIGHT(SUBSTITUTE([.D41];&quot; &quot;;&quot;&quot;);3);LEFT([.E41];2);LEFT([.F41];3)))" office:value-type="string" office:string-value="perc85rmps74fra" calcext:value-type="string">
            <text:p>perc85rmps74fra</text:p>
          </table:table-cell>
          <table:table-cell table:style-name="ce24" table:formula="of:=IF(OFFSET([.K40];0;1)=OFFSET([.K40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3698</text:p>
          </table:table-cell>
          <table:table-cell table:style-name="ce3" office:value-type="string" calcext:value-type="string">
            <text:p>miranda</text:p>
          </table:table-cell>
          <table:table-cell table:style-name="ce3" office:value-type="string" calcext:value-type="string">
            <text:p>picolo</text:p>
          </table:table-cell>
          <table:table-cell table:style-name="ce8" office:value-type="string" calcext:value-type="string">
            <text:p>08 place Einstein</text:p>
          </table:table-cell>
          <table:table-cell table:style-name="ce10" office:value-type="float" office:value="54120" calcext:value-type="float">
            <text:p>54120</text:p>
          </table:table-cell>
          <table:table-cell table:style-name="ce8" office:value-type="string" calcext:value-type="string">
            <text:p>Paname</text:p>
          </table:table-cell>
          <table:table-cell table:style-name="ce17" office:value-type="date" office:date-value="2014-08-01" calcext:value-type="date">
            <text:p>01/08/2014</text:p>
          </table:table-cell>
          <table:table-cell table:style-name="ce21" table:formula="of:=LOWER(CONCATENATE(LEFT([.C42];2);LEFT(SUBSTITUTE([.D42];&quot; &quot;;&quot;&quot;);3);LEFT([.E42];2);LEFT([.F42];2)))" office:value-type="string" office:string-value="pi08p54pa" calcext:value-type="string">
            <text:p>pi08p54pa</text:p>
          </table:table-cell>
          <table:table-cell table:style-name="ce23" table:formula="of:=IF(OFFSET([.G41];0;1)=OFFSET([.G41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2];3);RIGHT(SUBSTITUTE([.D42];&quot; &quot;;&quot;&quot;);3);LEFT([.E42];2);LEFT([.F42];3)))" office:value-type="string" office:string-value="picein54pan" calcext:value-type="string">
            <text:p>picein54pan</text:p>
          </table:table-cell>
          <table:table-cell table:style-name="ce23" table:formula="of:=IF(OFFSET([.I41];0;1)=OFFSET([.I41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2];4);LEFT(SUBSTITUTE([.D42];&quot; &quot;;&quot;&quot;);3);RIGHT(SUBSTITUTE([.D42];&quot; &quot;;&quot;&quot;);3);LEFT([.E42];2);LEFT([.F42];3)))" office:value-type="string" office:string-value="pico08pein54pan" calcext:value-type="string">
            <text:p>pico08pein54pan</text:p>
          </table:table-cell>
          <table:table-cell table:style-name="ce23" table:formula="of:=IF(OFFSET([.K41];0;1)=OFFSET([.K41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4569</text:p>
          </table:table-cell>
          <table:table-cell table:style-name="ce3" office:value-type="string" calcext:value-type="string">
            <text:p>Mme</text:p>
          </table:table-cell>
          <table:table-cell table:style-name="ce3" office:value-type="string" calcext:value-type="string">
            <text:p>picolo</text:p>
          </table:table-cell>
          <table:table-cell table:style-name="ce8" office:value-type="string" calcext:value-type="string">
            <text:p>8 place Einstein</text:p>
          </table:table-cell>
          <table:table-cell table:style-name="ce10" office:value-type="float" office:value="54120" calcext:value-type="float">
            <text:p>54120</text:p>
          </table:table-cell>
          <table:table-cell table:style-name="ce8" office:value-type="string" calcext:value-type="string">
            <text:p>Paname</text:p>
          </table:table-cell>
          <table:table-cell table:style-name="ce17" office:value-type="date" office:date-value="2012-02-01" calcext:value-type="date">
            <text:p>01/02/2012</text:p>
          </table:table-cell>
          <table:table-cell table:style-name="ce21" table:formula="of:=LOWER(CONCATENATE(LEFT([.C43];2);LEFT(SUBSTITUTE([.D43];&quot; &quot;;&quot;&quot;);3);LEFT([.E43];2);LEFT([.F43];2)))" office:value-type="string" office:string-value="pi8pl54pa" calcext:value-type="string">
            <text:p>pi8pl54pa</text:p>
          </table:table-cell>
          <table:table-cell table:style-name="ce23" table:formula="of:=IF(OFFSET([.G42];0;1)=OFFSET([.G42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3];3);RIGHT(SUBSTITUTE([.D43];&quot; &quot;;&quot;&quot;);3);LEFT([.E43];2);LEFT([.F43];3)))" office:value-type="string" office:string-value="picein54pan" calcext:value-type="string">
            <text:p>picein54pan</text:p>
          </table:table-cell>
          <table:table-cell table:style-name="ce24" table:formula="of:=IF(OFFSET([.I42];0;1)=OFFSET([.I42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3];4);LEFT(SUBSTITUTE([.D43];&quot; &quot;;&quot;&quot;);3);RIGHT(SUBSTITUTE([.D43];&quot; &quot;;&quot;&quot;);3);LEFT([.E43];2);LEFT([.F43];3)))" office:value-type="string" office:string-value="pico8plein54pan" calcext:value-type="string">
            <text:p>pico8plein54pan</text:p>
          </table:table-cell>
          <table:table-cell table:style-name="ce23" table:formula="of:=IF(OFFSET([.K42];0;1)=OFFSET([.K42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7798</text:p>
          </table:table-cell>
          <table:table-cell table:style-name="ce3" office:value-type="string" calcext:value-type="string">
            <text:p>miranda</text:p>
          </table:table-cell>
          <table:table-cell table:style-name="ce3" office:value-type="string" calcext:value-type="string">
            <text:p>picolo</text:p>
          </table:table-cell>
          <table:table-cell table:style-name="ce8" office:value-type="string" calcext:value-type="string">
            <text:p>8 place Albert Einstein</text:p>
          </table:table-cell>
          <table:table-cell table:style-name="ce10" office:value-type="float" office:value="54120" calcext:value-type="float">
            <text:p>54120</text:p>
          </table:table-cell>
          <table:table-cell table:style-name="ce8" office:value-type="string" calcext:value-type="string">
            <text:p>Paname</text:p>
          </table:table-cell>
          <table:table-cell table:style-name="ce17" office:value-type="date" office:date-value="2015-08-01" calcext:value-type="date">
            <text:p>01/08/2015</text:p>
          </table:table-cell>
          <table:table-cell table:style-name="ce21" table:formula="of:=LOWER(CONCATENATE(LEFT([.C44];2);LEFT(SUBSTITUTE([.D44];&quot; &quot;;&quot;&quot;);3);LEFT([.E44];2);LEFT([.F44];2)))" office:value-type="string" office:string-value="pi8pl54pa" calcext:value-type="string">
            <text:p>pi8pl54pa</text:p>
          </table:table-cell>
          <table:table-cell table:style-name="ce24" table:formula="of:=IF(OFFSET([.G43];0;1)=OFFSET([.G4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4];3);RIGHT(SUBSTITUTE([.D44];&quot; &quot;;&quot;&quot;);3);LEFT([.E44];2);LEFT([.F44];3)))" office:value-type="string" office:string-value="picein54pan" calcext:value-type="string">
            <text:p>picein54pan</text:p>
          </table:table-cell>
          <table:table-cell table:style-name="ce24" table:formula="of:=IF(OFFSET([.I43];0;1)=OFFSET([.I43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4];4);LEFT(SUBSTITUTE([.D44];&quot; &quot;;&quot;&quot;);3);RIGHT(SUBSTITUTE([.D44];&quot; &quot;;&quot;&quot;);3);LEFT([.E44];2);LEFT([.F44];3)))" office:value-type="string" office:string-value="pico8plein54pan" calcext:value-type="string">
            <text:p>pico8plein54pan</text:p>
          </table:table-cell>
          <table:table-cell table:style-name="ce24" table:formula="of:=IF(OFFSET([.K43];0;1)=OFFSET([.K43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5463</text:p>
          </table:table-cell>
          <table:table-cell table:style-name="ce3" office:value-type="string" calcext:value-type="string">
            <text:p>isabelle</text:p>
          </table:table-cell>
          <table:table-cell table:style-name="ce3" office:value-type="string" calcext:value-type="string">
            <text:p>santini</text:p>
          </table:table-cell>
          <table:table-cell table:style-name="ce8" office:value-type="string" calcext:value-type="string">
            <text:p>47 avenue de Tokyo</text:p>
          </table:table-cell>
          <table:table-cell table:style-name="ce10" office:value-type="float" office:value="36220" calcext:value-type="float">
            <text:p>36220</text:p>
          </table:table-cell>
          <table:table-cell table:style-name="ce8" office:value-type="string" calcext:value-type="string">
            <text:p>Laroche</text:p>
          </table:table-cell>
          <table:table-cell table:style-name="ce17" office:value-type="date" office:date-value="2013-09-20" calcext:value-type="date">
            <text:p>20/09/2013</text:p>
          </table:table-cell>
          <table:table-cell table:style-name="ce21" table:formula="of:=LOWER(CONCATENATE(LEFT([.C45];2);LEFT(SUBSTITUTE([.D45];&quot; &quot;;&quot;&quot;);3);LEFT([.E45];2);LEFT([.F45];2)))" office:value-type="string" office:string-value="sa47a36la" calcext:value-type="string">
            <text:p>sa47a36la</text:p>
          </table:table-cell>
          <table:table-cell table:style-name="ce23" table:formula="of:=IF(OFFSET([.G44];0;1)=OFFSET([.G4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5];3);RIGHT(SUBSTITUTE([.D45];&quot; &quot;;&quot;&quot;);3);LEFT([.E45];2);LEFT([.F45];3)))" office:value-type="string" office:string-value="sankyo36lar" calcext:value-type="string">
            <text:p>sankyo36lar</text:p>
          </table:table-cell>
          <table:table-cell table:style-name="ce23" table:formula="of:=IF(OFFSET([.I44];0;1)=OFFSET([.I44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5];4);LEFT(SUBSTITUTE([.D45];&quot; &quot;;&quot;&quot;);3);RIGHT(SUBSTITUTE([.D45];&quot; &quot;;&quot;&quot;);3);LEFT([.E45];2);LEFT([.F45];3)))" office:value-type="string" office:string-value="sant47akyo36lar" calcext:value-type="string">
            <text:p>sant47akyo36lar</text:p>
          </table:table-cell>
          <table:table-cell table:style-name="ce23" table:formula="of:=IF(OFFSET([.K44];0;1)=OFFSET([.K44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3654</text:p>
          </table:table-cell>
          <table:table-cell table:style-name="ce3" office:value-type="string" calcext:value-type="string">
            <text:p>chloé</text:p>
          </table:table-cell>
          <table:table-cell table:style-name="ce3" office:value-type="string" calcext:value-type="string">
            <text:p>shandy</text:p>
          </table:table-cell>
          <table:table-cell table:style-name="ce8" office:value-type="string" calcext:value-type="string">
            <text:p>12 allée du ciel</text:p>
          </table:table-cell>
          <table:table-cell table:style-name="ce10" office:value-type="float" office:value="25410" calcext:value-type="float">
            <text:p>25410</text:p>
          </table:table-cell>
          <table:table-cell table:style-name="ce8" office:value-type="string" calcext:value-type="string">
            <text:p>Neuville</text:p>
          </table:table-cell>
          <table:table-cell table:style-name="ce17" office:value-type="date" office:date-value="2014-11-05" calcext:value-type="date">
            <text:p>05/11/2014</text:p>
          </table:table-cell>
          <table:table-cell table:style-name="ce21" table:formula="of:=LOWER(CONCATENATE(LEFT([.C46];2);LEFT(SUBSTITUTE([.D46];&quot; &quot;;&quot;&quot;);3);LEFT([.E46];2);LEFT([.F46];2)))" office:value-type="string" office:string-value="sh12a25ne" calcext:value-type="string">
            <text:p>sh12a25ne</text:p>
          </table:table-cell>
          <table:table-cell table:style-name="ce23" table:formula="of:=IF(OFFSET([.G45];0;1)=OFFSET([.G4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6];3);RIGHT(SUBSTITUTE([.D46];&quot; &quot;;&quot;&quot;);3);LEFT([.E46];2);LEFT([.F46];3)))" office:value-type="string" office:string-value="shaiel25neu" calcext:value-type="string">
            <text:p>shaiel25neu</text:p>
          </table:table-cell>
          <table:table-cell table:style-name="ce26" table:formula="of:=IF(OFFSET([.I45];0;1)=OFFSET([.I45];1;1);ORG.OPENOFFICE.STYLE(&quot;red&quot;);ORG.OPENOFFICE.STYLE(&quot;blue&quot;))" office:value-type="percentage" office:value="0" calcext:value-type="percentage">
            <text:p>0.00%</text:p>
          </table:table-cell>
          <table:table-cell table:style-name="ce10" table:formula="of:=LOWER(CONCATENATE(LEFT([.C46];4);LEFT(SUBSTITUTE([.D46];&quot; &quot;;&quot;&quot;);3);RIGHT(SUBSTITUTE([.D46];&quot; &quot;;&quot;&quot;);3);LEFT([.E46];2);LEFT([.F46];3)))" office:value-type="string" office:string-value="shan12aiel25neu" calcext:value-type="string">
            <text:p>shan12aiel25neu</text:p>
          </table:table-cell>
          <table:table-cell table:style-name="ce23" table:formula="of:=IF(OFFSET([.K45];0;1)=OFFSET([.K45];1;1);ORG.OPENOFFICE.STYLE(&quot;red&quot;);ORG.OPENOFFICE.STYLE(&quot;blue&quot;)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number-rows-repeated="6">
          <table:table-cell table:number-columns-repeated="9"/>
          <table:table-cell table:style-name="ce25"/>
          <table:table-cell table:number-columns-repeated="101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Titles" table:base-cell-address="$'feuille1 1'.$A$1" table:expression="feuille1!$a:$c;feuille1!#REF!#REF!$1:#REF!#REF!$3"/>
        </table:named-expressions>
      </table:table>
      <table:named-expressions/>
      <table:database-ranges>
        <table:database-range table:name="__Anonymous_Sheet_DB__0" table:target-range-address="'feuille1 1'.A3:'feuille1 1'.M46">
          <table:sort>
            <table:sort-by table:field-number="7" table:data-type="automatic"/>
            <table:sort-by table:field-number="9" table:data-type="automatic"/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adornments="Book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3333" fo:border="0.06pt solid #000000"/>
      <style:text-properties fo:color="#ff3333"/>
    </style:style>
    <style:style style:name="blue" style:family="table-cell" style:parent-style-name="Default">
      <style:table-cell-properties fo:background-color="#6666ff"/>
      <style:text-properties fo:color="#6666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5:08:25.868925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_20_1" style:display-name="PageStyle_feuille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P Marketic + CRM</dc:title>
    <dc:subject>MIAGE M2</dc:subject>
    <meta:initial-creator>DC</meta:initial-creator>
    <dc:creator>Rémi Hauperpin-Bonneau</dc:creator>
    <meta:print-date>2015-11-17T20:09:04</meta:print-date>
    <meta:creation-date>2006-11-15T16:40:34</meta:creation-date>
    <dc:date>2016-12-05T15:08:47.197961188</dc:date>
    <meta:generator>LibreOffice/4.3.3.2$Linux_X86_64 LibreOffice_project/430m0$Build-2</meta:generator>
    <meta:editing-duration>PT14M1S</meta:editing-duration>
    <meta:editing-cycles>4</meta:editing-cycles>
    <meta:document-statistic meta:table-count="1" meta:cell-count="574" meta:object-count="0"/>
    <meta:user-defined meta:name="AppVersion">15.0300</meta:user-defined>
    <meta:user-defined meta:name="Company">IFSI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DC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